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016in"/>
    </style:style>
    <style:style style:name="co6" style:family="table-column">
      <style:table-column-properties fo:break-before="auto" style:column-width="0.9972in"/>
    </style:style>
    <style:style style:name="co7" style:family="table-column">
      <style:table-column-properties fo:break-before="auto" style:column-width="1.1008in"/>
    </style:style>
    <style:style style:name="co8" style:family="table-column">
      <style:table-column-properties fo:break-before="auto" style:column-width="1.1571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8764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1.1445in"/>
    </style:style>
    <style:style style:name="co14" style:family="table-column">
      <style:table-column-properties fo:break-before="auto" style:column-width="1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0"/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2"/>
    <style:style style:name="ce19" style:family="table-cell" style:parent-style-name="Default" style:data-style-name="N2">
      <style:table-cell-properties fo:background-color="#dedce6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 style:data-style-name="N146"/>
    <style:style style:name="ce20" style:family="table-cell" style:parent-style-name="Default" style:data-style-name="N143"/>
    <style:style style:name="ce21" style:family="table-cell" style:parent-style-name="Default" style:data-style-name="N143">
      <style:table-cell-properties fo:background-color="#b7b3ca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ce17"/>
        <table:table-column table:style-name="co12" table:default-cell-style-name="ce17"/>
        <table:table-column table:style-name="co7" table:default-cell-style-name="ce17"/>
        <table:table-column table:style-name="co13" table:default-cell-style-name="ce8"/>
        <table:table-column table:style-name="co14" table:default-cell-style-name="ce16"/>
        <table:table-column table:style-name="co14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INT32_MAX</text:p>
          </table:table-cell>
          <table:table-cell table:style-name="ce18" office:value-type="float" office:value="2147483647" calcext:value-type="float">
            <text:p>2,147,483,647</text:p>
          </table:table-cell>
          <table:table-cell table:style-name="ce1"/>
          <table:table-cell table:number-columns-repeated="5"/>
          <table:table-cell table:style-name="Default" table:number-columns-repeated="5"/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p</text:p>
          </table:table-cell>
          <table:table-cell/>
          <table:table-cell table:number-columns-repeated="2" table:style-name="ce1" office:value-type="string" calcext:value-type="string">
            <text:p>ndofs</text:p>
          </table:table-cell>
          <table:table-cell/>
          <table:table-cell office:value-type="string" calcext:value-type="string">
            <text:p><text:span text:style-name="T1">Poisson:</text:span> 2D, p_max=12, ncells=7442874</text:p>
          </table:table-cell>
          <table:table-cell table:style-name="ce1" table:number-columns-repeated="2"/>
          <table:table-cell table:style-name="Default"/>
          <table:table-cell table:style-name="ce1" office:value-type="string" calcext:value-type="string">
            <text:p>Avoid aliasing</text:p>
          </table:table-cell>
          <table:table-cell table:number-columns-repeated="2" table:style-name="ce1" office:value-type="string" calcext:value-type="string">
            <text:p>Weight for</text:p>
          </table:table-cell>
          <table:table-cell/>
          <table:table-cell office:value-type="string" calcext:value-type="string">
            <text:p><text:span text:style-name="T1">Stokes:</text:span> 3D, p_velocity_max = 8, ncells=391953, weights combine velocity + pressure</text:p>
          </table:table-cell>
          <table:table-cell table:style-name="ce1" table:number-columns-repeated="2"/>
          <table:table-cell table:style-name="Default"/>
          <table:table-cell table:style-name="ce1" office:value-type="string" calcext:value-type="string">
            <text:p>Avoid aliasing</text:p>
          </table:table-cell>
          <table:table-cell table:number-columns-repeated="2" table:style-name="ce1" office:value-type="string" calcext:value-type="string">
            <text:p>Weight for</text:p>
          </table:table-cell>
        </table:table-row>
        <table:table-row table:style-name="ro1">
          <table:table-cell/>
          <table:table-cell table:style-name="ce1" office:value-type="string" calcext:value-type="string">
            <text:p>di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dofs_min^c</text:p>
          </table:table-cell>
          <table:table-cell table:style-name="ce1" office:value-type="string" calcext:value-type="string">
            <text:p>ndofs_max^c</text:p>
          </table:table-cell>
          <table:table-cell table:style-name="ce1" office:value-type="string" calcext:value-type="string">
            <text:p>max_factor</text:p>
          </table:table-cell>
          <table:table-cell table:style-name="ce7" office:value-type="string" calcext:value-type="string">
            <text:p>and multiply by</text:p>
          </table:table-cell>
          <table:table-cell table:style-name="ce1" office:value-type="string" calcext:value-type="string">
            <text:p>p_min = 2</text:p>
          </table:table-cell>
          <table:table-cell table:style-name="ce1" office:value-type="string" calcext:value-type="string">
            <text:p>p_max = 12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dofs_min^c</text:p>
          </table:table-cell>
          <table:table-cell table:style-name="ce1" office:value-type="string" calcext:value-type="string">
            <text:p>ndofs_max^c</text:p>
          </table:table-cell>
          <table:table-cell table:style-name="ce1" office:value-type="string" calcext:value-type="string">
            <text:p>max_factor</text:p>
          </table:table-cell>
          <table:table-cell table:style-name="ce7" office:value-type="string" calcext:value-type="string">
            <text:p>and multiply by</text:p>
          </table:table-cell>
          <table:table-cell table:style-name="ce1" office:value-type="string" calcext:value-type="string">
            <text:p>p_velocity_min = 3</text:p>
          </table:table-cell>
          <table:table-cell table:style-name="ce1" office:value-type="string" calcext:value-type="string">
            <text:p>p_velocity_max = 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1+[.$A6])^[.C$5]" office:value-type="float" office:value="4" calcext:value-type="float">
            <text:p>4</text:p>
          </table:table-cell>
          <table:table-cell table:formula="of:=(1+[.$A6])^[.D$5]" office:value-type="float" office:value="8" calcext:value-type="float">
            <text:p>8</text:p>
          </table:table-cell>
          <table:table-cell/>
          <table:table-cell table:style-name="ce16" office:value-type="float" office:value="0" calcext:value-type="float">
            <text:p>0.0</text:p>
          </table:table-cell>
          <table:table-cell table:formula="of:=[.$C$7]^[.$F6]" office:value-type="float" office:value="1" calcext:value-type="float">
            <text:p>1.00</text:p>
          </table:table-cell>
          <table:table-cell table:formula="of:=[.$C$17]^[.$F6]" office:value-type="float" office:value="1" calcext:value-type="float">
            <text:p>1.00</text:p>
          </table:table-cell>
          <table:table-cell table:formula="of:=[.$H$1]/[.$H6]" office:value-type="float" office:value="2147483647" calcext:value-type="float">
            <text:p>2147483647.00</text:p>
          </table:table-cell>
          <table:table-cell table:style-name="ce8" office:value-type="float" office:value="100000" calcext:value-type="float">
            <text:p>1e+05</text:p>
          </table:table-cell>
          <table:table-cell table:style-name="ce17" table:formula="of:=[.$J6] * [.$C$7]^[.$F6]" office:value-type="float" office:value="100000" calcext:value-type="float">
            <text:p>100000.00</text:p>
          </table:table-cell>
          <table:table-cell table:style-name="ce17" table:formula="of:=[.$J6] * [.$C$17]^[.$F6]" office:value-type="float" office:value="100000" calcext:value-type="float">
            <text:p>100000.00</text:p>
          </table:table-cell>
          <table:table-cell/>
          <table:table-cell table:style-name="ce16" office:value-type="float" office:value="0" calcext:value-type="float">
            <text:p>0.0</text:p>
          </table:table-cell>
          <table:table-cell table:formula="of:=([.$D$8] + [.$D$7])^[.$N6]" office:value-type="float" office:value="1" calcext:value-type="float">
            <text:p>1.00</text:p>
          </table:table-cell>
          <table:table-cell table:formula="of:=([.$D$13] + [.$D$12])^[.$N6]" office:value-type="float" office:value="1" calcext:value-type="float">
            <text:p>1.00</text:p>
          </table:table-cell>
          <table:table-cell table:formula="of:=[.$H$1]/[.$P6]" office:value-type="float" office:value="2147483647" calcext:value-type="float">
            <text:p>2147483647.00</text:p>
          </table:table-cell>
          <table:table-cell office:value-type="float" office:value="100000" calcext:value-type="float">
            <text:p>1e+05</text:p>
          </table:table-cell>
          <table:table-cell table:formula="of:=[.$R6] * ([.$D$8] + [.$D$7])^[.$N6]" office:value-type="float" office:value="100000" calcext:value-type="float">
            <text:p>100000.0</text:p>
          </table:table-cell>
          <table:table-cell table:style-name="ce17" table:formula="of:=[.$R6] * ([.$D$13] + [.$D$12])^[.$N6]" office:value-type="float" office:value="100000" calcext:value-type="float">
            <text:p>10000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1+[.$A7])^[.C$5]" office:value-type="float" office:value="9" calcext:value-type="float">
            <text:p>9</text:p>
          </table:table-cell>
          <table:table-cell table:formula="of:=(1+[.$A7])^[.D$5]" office:value-type="float" office:value="27" calcext:value-type="float">
            <text:p>27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C$7]^[.$F7]" office:value-type="float" office:value="1.24573093961552" calcext:value-type="float">
            <text:p>1.25</text:p>
          </table:table-cell>
          <table:table-cell table:formula="of:=[.$C$17]^[.$F7]" office:value-type="float" office:value="1.67027765233481" calcext:value-type="float">
            <text:p>1.67</text:p>
          </table:table-cell>
          <table:table-cell table:formula="of:=[.$H$1]/[.$H7]" office:value-type="float" office:value="1285704591.68757" calcext:value-type="float">
            <text:p>1285704591.69</text:p>
          </table:table-cell>
          <table:table-cell table:style-name="ce8" office:value-type="float" office:value="50000" calcext:value-type="float">
            <text:p>5e+04</text:p>
          </table:table-cell>
          <table:table-cell table:style-name="ce17" table:formula="of:=[.$J7] * [.$C$7]^[.$F7]" office:value-type="float" office:value="62286.5469807759" calcext:value-type="float">
            <text:p>62286.55</text:p>
          </table:table-cell>
          <table:table-cell table:style-name="ce17" table:formula="of:=[.$J7] * [.$C$17]^[.$F7]" office:value-type="float" office:value="83513.8826167405" calcext:value-type="float">
            <text:p>83513.88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([.$D$8] + [.$D$7])^[.$N7]" office:value-type="float" office:value="1.57001622021139" calcext:value-type="float">
            <text:p>1.57</text:p>
          </table:table-cell>
          <table:table-cell table:formula="of:=([.$D$13] + [.$D$12])^[.$N7]" office:value-type="float" office:value="2.03881198621528" calcext:value-type="float">
            <text:p>2.04</text:p>
          </table:table-cell>
          <table:table-cell table:formula="of:=[.$H$1]/[.$P7]" office:value-type="float" office:value="1053301462.57696" calcext:value-type="float">
            <text:p>1053301462.58</text:p>
          </table:table-cell>
          <table:table-cell office:value-type="float" office:value="50000" calcext:value-type="float">
            <text:p>5e+04</text:p>
          </table:table-cell>
          <table:table-cell table:formula="of:=[.$R7] * ([.$D$8] + [.$D$7])^[.$N7]" office:value-type="float" office:value="78500.8110105697" calcext:value-type="float">
            <text:p>78500.8</text:p>
          </table:table-cell>
          <table:table-cell table:style-name="ce17" table:formula="of:=[.$R7] * ([.$D$13] + [.$D$12])^[.$N7]" office:value-type="float" office:value="101940.599310764" calcext:value-type="float">
            <text:p>101940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1+[.$A8])^[.C$5]" office:value-type="float" office:value="16" calcext:value-type="float">
            <text:p>16</text:p>
          </table:table-cell>
          <table:table-cell table:formula="of:=(1+[.$A8])^[.D$5]" office:value-type="float" office:value="64" calcext:value-type="float">
            <text:p>64</text:p>
          </table:table-cell>
          <table:table-cell/>
          <table:table-cell table:style-name="ce16" office:value-type="float" office:value="0.2" calcext:value-type="float">
            <text:p>0.2</text:p>
          </table:table-cell>
          <table:table-cell table:formula="of:=[.$C$7]^[.$F8]" office:value-type="float" office:value="1.55184557391536" calcext:value-type="float">
            <text:p>1.55</text:p>
          </table:table-cell>
          <table:table-cell table:formula="of:=[.$C$17]^[.$F8]" office:value-type="float" office:value="2.78982743588909" calcext:value-type="float">
            <text:p>2.79</text:p>
          </table:table-cell>
          <table:table-cell table:formula="of:=[.$H$1]/[.$H8]" office:value-type="float" office:value="769755010.426163" calcext:value-type="float">
            <text:p>769755010.43</text:p>
          </table:table-cell>
          <table:table-cell table:style-name="ce8" office:value-type="float" office:value="20000" calcext:value-type="float">
            <text:p>2e+04</text:p>
          </table:table-cell>
          <table:table-cell table:style-name="ce17" table:formula="of:=[.$J8] * [.$C$7]^[.$F8]" office:value-type="float" office:value="31036.9114783072" calcext:value-type="float">
            <text:p>31036.91</text:p>
          </table:table-cell>
          <table:table-cell table:style-name="ce17" table:formula="of:=[.$J8] * [.$C$17]^[.$F8]" office:value-type="float" office:value="55796.5487177817" calcext:value-type="float">
            <text:p>55796.55</text:p>
          </table:table-cell>
          <table:table-cell/>
          <table:table-cell table:style-name="ce16" office:value-type="float" office:value="0.2" calcext:value-type="float">
            <text:p>0.2</text:p>
          </table:table-cell>
          <table:table-cell table:formula="of:=([.$D$8] + [.$D$7])^[.$N8]" office:value-type="float" office:value="2.46495093172687" calcext:value-type="float">
            <text:p>2.46</text:p>
          </table:table-cell>
          <table:table-cell table:formula="of:=([.$D$13] + [.$D$12])^[.$N8]" office:value-type="float" office:value="4.1567543151351" calcext:value-type="float">
            <text:p>4.16</text:p>
          </table:table-cell>
          <table:table-cell table:formula="of:=[.$H$1]/[.$P8]" office:value-type="float" office:value="516625108.003335" calcext:value-type="float">
            <text:p>516625108.00</text:p>
          </table:table-cell>
          <table:table-cell office:value-type="float" office:value="20000" calcext:value-type="float">
            <text:p>2e+04</text:p>
          </table:table-cell>
          <table:table-cell table:formula="of:=[.$R8] * ([.$D$8] + [.$D$7])^[.$N8]" office:value-type="float" office:value="49299.0186345374" calcext:value-type="float">
            <text:p>49299.0</text:p>
          </table:table-cell>
          <table:table-cell table:style-name="ce17" table:formula="of:=[.$R8] * ([.$D$13] + [.$D$12])^[.$N8]" office:value-type="float" office:value="83135.0863027019" calcext:value-type="float">
            <text:p>83135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1+[.$A9])^[.C$5]" office:value-type="float" office:value="25" calcext:value-type="float">
            <text:p>25</text:p>
          </table:table-cell>
          <table:table-cell table:formula="of:=(1+[.$A9])^[.D$5]" office:value-type="float" office:value="125" calcext:value-type="float">
            <text:p>125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$C$7]^[.$F9]" office:value-type="float" office:value="1.93318204493176" calcext:value-type="float">
            <text:p>1.93</text:p>
          </table:table-cell>
          <table:table-cell table:formula="of:=[.$C$17]^[.$F9]" office:value-type="float" office:value="4.65978642003607" calcext:value-type="float">
            <text:p>4.66</text:p>
          </table:table-cell>
          <table:table-cell table:formula="of:=[.$H$1]/[.$H9]" office:value-type="float" office:value="460854522.809519" calcext:value-type="float">
            <text:p>460854522.81</text:p>
          </table:table-cell>
          <table:table-cell table:style-name="ce8" office:value-type="float" office:value="10000" calcext:value-type="float">
            <text:p>1e+04</text:p>
          </table:table-cell>
          <table:table-cell table:style-name="ce17" table:formula="of:=[.$J9] * [.$C$7]^[.$F9]" office:value-type="float" office:value="19331.8204493176" calcext:value-type="float">
            <text:p>19331.82</text:p>
          </table:table-cell>
          <table:table-cell table:style-name="ce17" table:formula="of:=[.$J9] * [.$C$17]^[.$F9]" office:value-type="float" office:value="46597.8642003607" calcext:value-type="float">
            <text:p>46597.86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([.$D$8] + [.$D$7])^[.$N9]" office:value-type="float" office:value="3.87001294483637" calcext:value-type="float">
            <text:p>3.87</text:p>
          </table:table-cell>
          <table:table-cell table:formula="of:=([.$D$13] + [.$D$12])^[.$N9]" office:value-type="float" office:value="8.47484052144952" calcext:value-type="float">
            <text:p>8.47</text:p>
          </table:table-cell>
          <table:table-cell table:formula="of:=[.$H$1]/[.$P9]" office:value-type="float" office:value="253395169.096669" calcext:value-type="float">
            <text:p>253395169.10</text:p>
          </table:table-cell>
          <table:table-cell office:value-type="float" office:value="10000" calcext:value-type="float">
            <text:p>1e+04</text:p>
          </table:table-cell>
          <table:table-cell table:formula="of:=[.$R9] * ([.$D$8] + [.$D$7])^[.$N9]" office:value-type="float" office:value="38700.1294483637" calcext:value-type="float">
            <text:p>38700.1</text:p>
          </table:table-cell>
          <table:table-cell table:style-name="ce17" table:formula="of:=[.$R9] * ([.$D$13] + [.$D$12])^[.$N9]" office:value-type="float" office:value="84748.4052144952" calcext:value-type="float">
            <text:p>84748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1+[.$A10])^[.C$5]" office:value-type="float" office:value="36" calcext:value-type="float">
            <text:p>36</text:p>
          </table:table-cell>
          <table:table-cell table:formula="of:=(1+[.$A10])^[.D$5]" office:value-type="float" office:value="216" calcext:value-type="float">
            <text:p>216</text:p>
          </table:table-cell>
          <table:table-cell/>
          <table:table-cell table:style-name="ce16" office:value-type="float" office:value="0.4" calcext:value-type="float">
            <text:p>0.4</text:p>
          </table:table-cell>
          <table:table-cell table:formula="of:=[.$C$7]^[.$F10]" office:value-type="float" office:value="2.40822468528069" calcext:value-type="float">
            <text:p>2.41</text:p>
          </table:table-cell>
          <table:table-cell table:formula="of:=[.$C$17]^[.$F10]" office:value-type="float" office:value="7.78313712203947" calcext:value-type="float">
            <text:p>7.78</text:p>
          </table:table-cell>
          <table:table-cell table:formula="of:=[.$H$1]/[.$H10]" office:value-type="float" office:value="275914918.795274" calcext:value-type="float">
            <text:p>275914918.80</text:p>
          </table:table-cell>
          <table:table-cell table:style-name="ce8" office:value-type="float" office:value="5000" calcext:value-type="float">
            <text:p>5e+03</text:p>
          </table:table-cell>
          <table:table-cell table:style-name="ce17" table:formula="of:=[.$J10] * [.$C$7]^[.$F10]" office:value-type="float" office:value="12041.1234264035" calcext:value-type="float">
            <text:p>12041.12</text:p>
          </table:table-cell>
          <table:table-cell table:style-name="ce17" table:formula="of:=[.$J10] * [.$C$17]^[.$F10]" office:value-type="float" office:value="38915.6856101974" calcext:value-type="float">
            <text:p>38915.69</text:p>
          </table:table-cell>
          <table:table-cell/>
          <table:table-cell table:style-name="ce16" office:value-type="float" office:value="0.4" calcext:value-type="float">
            <text:p>0.4</text:p>
          </table:table-cell>
          <table:table-cell table:formula="of:=([.$D$8] + [.$D$7])^[.$N10]" office:value-type="float" office:value="6.07598309582116" calcext:value-type="float">
            <text:p>6.08</text:p>
          </table:table-cell>
          <table:table-cell table:formula="of:=([.$D$13] + [.$D$12])^[.$N10]" office:value-type="float" office:value="17.2786064363942" calcext:value-type="float">
            <text:p>17.28</text:p>
          </table:table-cell>
          <table:table-cell table:formula="of:=[.$H$1]/[.$P10]" office:value-type="float" office:value="124285697.165757" calcext:value-type="float">
            <text:p>124285697.17</text:p>
          </table:table-cell>
          <table:table-cell office:value-type="float" office:value="5000" calcext:value-type="float">
            <text:p>5e+03</text:p>
          </table:table-cell>
          <table:table-cell table:formula="of:=[.$R10] * ([.$D$8] + [.$D$7])^[.$N10]" office:value-type="float" office:value="30379.9154791058" calcext:value-type="float">
            <text:p>30379.9</text:p>
          </table:table-cell>
          <table:table-cell table:style-name="ce17" table:formula="of:=[.$R10] * ([.$D$13] + [.$D$12])^[.$N10]" office:value-type="float" office:value="86393.0321819712" calcext:value-type="float">
            <text:p>86393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1+[.$A11])^[.C$5]" office:value-type="float" office:value="49" calcext:value-type="float">
            <text:p>49</text:p>
          </table:table-cell>
          <table:table-cell table:formula="of:=(1+[.$A11])^[.D$5]" office:value-type="float" office:value="343" calcext:value-type="float">
            <text:p>34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$7]^[.$F11]" office:value-type="float" office:value="3" calcext:value-type="float">
            <text:p>3.00</text:p>
          </table:table-cell>
          <table:table-cell table:formula="of:=[.$C$17]^[.$F11]" office:value-type="float" office:value="13" calcext:value-type="float">
            <text:p>13.00</text:p>
          </table:table-cell>
          <table:table-cell table:formula="of:=[.$H$1]/[.$H11]" office:value-type="float" office:value="165191049.769231" calcext:value-type="float">
            <text:p>165191049.77</text:p>
          </table:table-cell>
          <table:table-cell table:style-name="ce8" office:value-type="float" office:value="2000" calcext:value-type="float">
            <text:p>2e+03</text:p>
          </table:table-cell>
          <table:table-cell table:style-name="ce17" table:formula="of:=[.$J11] * [.$C$7]^[.$F11]" office:value-type="float" office:value="6000" calcext:value-type="float">
            <text:p>6000.00</text:p>
          </table:table-cell>
          <table:table-cell table:style-name="ce17" table:formula="of:=[.$J11] * [.$C$17]^[.$F11]" office:value-type="float" office:value="26000" calcext:value-type="float">
            <text:p>26000.0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([.$D$8] + [.$D$7])^[.$N11]" office:value-type="float" office:value="9.53939201416946" calcext:value-type="float">
            <text:p>9.54</text:p>
          </table:table-cell>
          <table:table-cell table:formula="of:=([.$D$13] + [.$D$12])^[.$N11]" office:value-type="float" office:value="35.2278299076171" calcext:value-type="float">
            <text:p>35.23</text:p>
          </table:table-cell>
          <table:table-cell table:formula="of:=[.$H$1]/[.$P11]" office:value-type="float" office:value="60959861.9225666" calcext:value-type="float">
            <text:p>60959861.92</text:p>
          </table:table-cell>
          <table:table-cell office:value-type="float" office:value="2000" calcext:value-type="float">
            <text:p>2e+03</text:p>
          </table:table-cell>
          <table:table-cell table:formula="of:=[.$R11] * ([.$D$8] + [.$D$7])^[.$N11]" office:value-type="float" office:value="19078.7840283389" calcext:value-type="float">
            <text:p>19078.8</text:p>
          </table:table-cell>
          <table:table-cell table:style-name="ce17" table:formula="of:=[.$R11] * ([.$D$13] + [.$D$12])^[.$N11]" office:value-type="float" office:value="70455.6598152342" calcext:value-type="float">
            <text:p>70455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1+[.$A12])^[.C$5]" office:value-type="float" office:value="64" calcext:value-type="float">
            <text:p>64</text:p>
          </table:table-cell>
          <table:table-cell table:formula="of:=(1+[.$A12])^[.D$5]" office:value-type="float" office:value="512" calcext:value-type="float">
            <text:p>512</text:p>
          </table:table-cell>
          <table:table-cell/>
          <table:table-cell table:style-name="ce16" office:value-type="float" office:value="0.6" calcext:value-type="float">
            <text:p>0.6</text:p>
          </table:table-cell>
          <table:table-cell table:formula="of:=[.$C$7]^[.$F12]" office:value-type="float" office:value="3.73719281884655" calcext:value-type="float">
            <text:p>3.74</text:p>
          </table:table-cell>
          <table:table-cell table:formula="of:=[.$C$17]^[.$F12]" office:value-type="float" office:value="21.7136094803525" calcext:value-type="float">
            <text:p>21.71</text:p>
          </table:table-cell>
          <table:table-cell table:formula="of:=[.$H$1]/[.$H12]" office:value-type="float" office:value="98900353.2067362" calcext:value-type="float">
            <text:p>98900353.21</text:p>
          </table:table-cell>
          <table:table-cell table:style-name="ce8" office:value-type="float" office:value="1000" calcext:value-type="float">
            <text:p>1e+03</text:p>
          </table:table-cell>
          <table:table-cell table:style-name="ce17" table:formula="of:=[.$J12] * [.$C$7]^[.$F12]" office:value-type="float" office:value="3737.19281884655" calcext:value-type="float">
            <text:p>3737.19</text:p>
          </table:table-cell>
          <table:table-cell table:style-name="ce17" table:formula="of:=[.$J12] * [.$C$17]^[.$F12]" office:value-type="float" office:value="21713.6094803525" calcext:value-type="float">
            <text:p>21713.61</text:p>
          </table:table-cell>
          <table:table-cell/>
          <table:table-cell table:style-name="ce16" office:value-type="float" office:value="0.6" calcext:value-type="float">
            <text:p>0.6</text:p>
          </table:table-cell>
          <table:table-cell table:formula="of:=([.$D$8] + [.$D$7])^[.$N12]" office:value-type="float" office:value="14.9770001932011" calcext:value-type="float">
            <text:p>14.98</text:p>
          </table:table-cell>
          <table:table-cell table:formula="of:=([.$D$13] + [.$D$12])^[.$N12]" office:value-type="float" office:value="71.8229218640028" calcext:value-type="float">
            <text:p>71.82</text:p>
          </table:table-cell>
          <table:table-cell table:formula="of:=[.$H$1]/[.$P12]" office:value-type="float" office:value="29899697.6350569" calcext:value-type="float">
            <text:p>29899697.64</text:p>
          </table:table-cell>
          <table:table-cell office:value-type="float" office:value="1000" calcext:value-type="float">
            <text:p>1e+03</text:p>
          </table:table-cell>
          <table:table-cell table:formula="of:=[.$R12] * ([.$D$8] + [.$D$7])^[.$N12]" office:value-type="float" office:value="14977.0001932011" calcext:value-type="float">
            <text:p>14977.0</text:p>
          </table:table-cell>
          <table:table-cell table:style-name="ce17" table:formula="of:=[.$R12] * ([.$D$13] + [.$D$12])^[.$N12]" office:value-type="float" office:value="71822.9218640028" calcext:value-type="float">
            <text:p>71822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1+[.$A13])^[.C$5]" office:value-type="float" office:value="81" calcext:value-type="float">
            <text:p>81</text:p>
          </table:table-cell>
          <table:table-cell table:formula="of:=(1+[.$A13])^[.D$5]" office:value-type="float" office:value="729" calcext:value-type="float">
            <text:p>729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$C$7]^[.$F13]" office:value-type="float" office:value="4.65553672174608" calcext:value-type="float">
            <text:p>4.66</text:p>
          </table:table-cell>
          <table:table-cell table:formula="of:=[.$C$17]^[.$F13]" office:value-type="float" office:value="36.2677566665581" calcext:value-type="float">
            <text:p>36.27</text:p>
          </table:table-cell>
          <table:table-cell table:formula="of:=[.$H$1]/[.$H13]" office:value-type="float" office:value="59211923.8789357" calcext:value-type="float">
            <text:p>59211923.88</text:p>
          </table:table-cell>
          <table:table-cell table:style-name="ce8" office:value-type="float" office:value="500" calcext:value-type="float">
            <text:p>5e+02</text:p>
          </table:table-cell>
          <table:table-cell table:style-name="ce17" table:formula="of:=[.$J13] * [.$C$7]^[.$F13]" office:value-type="float" office:value="2327.76836087304" calcext:value-type="float">
            <text:p>2327.77</text:p>
          </table:table-cell>
          <table:table-cell table:style-name="ce17" table:formula="of:=[.$J13] * [.$C$17]^[.$F13]" office:value-type="float" office:value="18133.8783332791" calcext:value-type="float">
            <text:p>18133.88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([.$D$8] + [.$D$7])^[.$N13]" office:value-type="float" office:value="23.5141332334349" calcext:value-type="float">
            <text:p>23.51</text:p>
          </table:table-cell>
          <table:table-cell table:formula="of:=([.$D$13] + [.$D$12])^[.$N13]" office:value-type="float" office:value="146.433433981332" calcext:value-type="float">
            <text:p>146.43</text:p>
          </table:table-cell>
          <table:table-cell table:formula="of:=[.$H$1]/[.$P13]" office:value-type="float" office:value="14665254.9804559" calcext:value-type="float">
            <text:p>14665254.98</text:p>
          </table:table-cell>
          <table:table-cell office:value-type="float" office:value="500" calcext:value-type="float">
            <text:p>5e+02</text:p>
          </table:table-cell>
          <table:table-cell table:formula="of:=[.$R13] * ([.$D$8] + [.$D$7])^[.$N13]" office:value-type="float" office:value="11757.0666167174" calcext:value-type="float">
            <text:p>11757.1</text:p>
          </table:table-cell>
          <table:table-cell table:style-name="ce17" table:formula="of:=[.$R13] * ([.$D$13] + [.$D$12])^[.$N13]" office:value-type="float" office:value="73216.7169906662" calcext:value-type="float">
            <text:p>73216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1+[.$A14])^[.C$5]" office:value-type="float" office:value="100" calcext:value-type="float">
            <text:p>100</text:p>
          </table:table-cell>
          <table:table-cell table:formula="of:=(1+[.$A14])^[.D$5]" office:value-type="float" office:value="1000" calcext:value-type="float">
            <text:p>1000</text:p>
          </table:table-cell>
          <table:table-cell/>
          <table:table-cell table:style-name="ce16" office:value-type="float" office:value="0.8" calcext:value-type="float">
            <text:p>0.8</text:p>
          </table:table-cell>
          <table:table-cell table:formula="of:=[.$C$7]^[.$F14]" office:value-type="float" office:value="5.79954613479529" calcext:value-type="float">
            <text:p>5.80</text:p>
          </table:table-cell>
          <table:table-cell table:formula="of:=[.$C$17]^[.$F14]" office:value-type="float" office:value="60.5772234604689" calcext:value-type="float">
            <text:p>60.58</text:p>
          </table:table-cell>
          <table:table-cell table:formula="of:=[.$H$1]/[.$H14]" office:value-type="float" office:value="35450347.9084246" calcext:value-type="float">
            <text:p>35450347.91</text:p>
          </table:table-cell>
          <table:table-cell table:style-name="ce8" office:value-type="float" office:value="200" calcext:value-type="float">
            <text:p>2e+02</text:p>
          </table:table-cell>
          <table:table-cell table:style-name="ce17" table:formula="of:=[.$J14] * [.$C$7]^[.$F14]" office:value-type="float" office:value="1159.90922695906" calcext:value-type="float">
            <text:p>1159.91</text:p>
          </table:table-cell>
          <table:table-cell table:style-name="ce17" table:formula="of:=[.$J14] * [.$C$17]^[.$F14]" office:value-type="float" office:value="12115.4446920938" calcext:value-type="float">
            <text:p>12115.44</text:p>
          </table:table-cell>
          <table:table-cell/>
          <table:table-cell table:style-name="ce16" office:value-type="float" office:value="0.8" calcext:value-type="float">
            <text:p>0.8</text:p>
          </table:table-cell>
          <table:table-cell table:formula="of:=([.$D$8] + [.$D$7])^[.$N14]" office:value-type="float" office:value="36.9175705807045" calcext:value-type="float">
            <text:p>36.92</text:p>
          </table:table-cell>
          <table:table-cell table:formula="of:=([.$D$13] + [.$D$12])^[.$N14]" office:value-type="float" office:value="298.550240383805" calcext:value-type="float">
            <text:p>298.55</text:p>
          </table:table-cell>
          <table:table-cell table:formula="of:=[.$H$1]/[.$P14]" office:value-type="float" office:value="7193039.41688098" calcext:value-type="float">
            <text:p>7193039.42</text:p>
          </table:table-cell>
          <table:table-cell office:value-type="float" office:value="200" calcext:value-type="float">
            <text:p>2e+02</text:p>
          </table:table-cell>
          <table:table-cell table:formula="of:=[.$R14] * ([.$D$8] + [.$D$7])^[.$N14]" office:value-type="float" office:value="7383.5141161409" calcext:value-type="float">
            <text:p>7383.5</text:p>
          </table:table-cell>
          <table:table-cell table:style-name="ce17" table:formula="of:=[.$R14] * ([.$D$13] + [.$D$12])^[.$N14]" office:value-type="float" office:value="59710.0480767609" calcext:value-type="float">
            <text:p>59710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1+[.$A15])^[.C$5]" office:value-type="float" office:value="121" calcext:value-type="float">
            <text:p>121</text:p>
          </table:table-cell>
          <table:table-cell table:formula="of:=(1+[.$A15])^[.D$5]" office:value-type="float" office:value="1331" calcext:value-type="float">
            <text:p>1331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$C$7]^[.$F15]" office:value-type="float" office:value="7.22467405584208" calcext:value-type="float">
            <text:p>7.22</text:p>
          </table:table-cell>
          <table:table-cell table:formula="of:=[.$C$17]^[.$F15]" office:value-type="float" office:value="101.180782586513" calcext:value-type="float">
            <text:p>101.18</text:p>
          </table:table-cell>
          <table:table-cell table:formula="of:=[.$H$1]/[.$H15]" office:value-type="float" office:value="21224224.5227134" calcext:value-type="float">
            <text:p>21224224.52</text:p>
          </table:table-cell>
          <table:table-cell table:style-name="ce8" office:value-type="float" office:value="100" calcext:value-type="float">
            <text:p>1e+02</text:p>
          </table:table-cell>
          <table:table-cell table:style-name="ce17" table:formula="of:=[.$J15] * [.$C$7]^[.$F15]" office:value-type="float" office:value="722.467405584208" calcext:value-type="float">
            <text:p>722.47</text:p>
          </table:table-cell>
          <table:table-cell table:style-name="ce17" table:formula="of:=[.$J15] * [.$C$17]^[.$F15]" office:value-type="float" office:value="10118.0782586513" calcext:value-type="float">
            <text:p>10118.08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([.$D$8] + [.$D$7])^[.$N15]" office:value-type="float" office:value="57.961184622505" calcext:value-type="float">
            <text:p>57.96</text:p>
          </table:table-cell>
          <table:table-cell table:formula="of:=([.$D$13] + [.$D$12])^[.$N15]" office:value-type="float" office:value="608.687808581954" calcext:value-type="float">
            <text:p>608.69</text:p>
          </table:table-cell>
          <table:table-cell table:formula="of:=[.$H$1]/[.$P15]" office:value-type="float" office:value="3528054.3108017" calcext:value-type="float">
            <text:p>3528054.31</text:p>
          </table:table-cell>
          <table:table-cell office:value-type="float" office:value="100" calcext:value-type="float">
            <text:p>1e+02</text:p>
          </table:table-cell>
          <table:table-cell table:formula="of:=[.$R15] * ([.$D$8] + [.$D$7])^[.$N15]" office:value-type="float" office:value="5796.1184622505" calcext:value-type="float">
            <text:p>5796.1</text:p>
          </table:table-cell>
          <table:table-cell table:style-name="ce17" table:formula="of:=[.$R15] * ([.$D$13] + [.$D$12])^[.$N15]" office:value-type="float" office:value="60868.7808581954" calcext:value-type="float">
            <text:p>60868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(1+[.$A16])^[.C$5]" office:value-type="float" office:value="144" calcext:value-type="float">
            <text:p>144</text:p>
          </table:table-cell>
          <table:table-cell table:formula="of:=(1+[.$A16])^[.D$5]" office:value-type="float" office:value="1728" calcext:value-type="float">
            <text:p>1728</text:p>
          </table:table-cell>
          <table:table-cell/>
          <table:table-cell table:style-name="ce16" office:value-type="float" office:value="1" calcext:value-type="float">
            <text:p>1.0</text:p>
          </table:table-cell>
          <table:table-cell table:formula="of:=[.$C$7]^[.$F16]" office:value-type="float" office:value="9" calcext:value-type="float">
            <text:p>9.00</text:p>
          </table:table-cell>
          <table:table-cell table:formula="of:=[.$C$17]^[.$F16]" office:value-type="float" office:value="169" calcext:value-type="float">
            <text:p>169.00</text:p>
          </table:table-cell>
          <table:table-cell table:formula="of:=[.$H$1]/[.$H16]" office:value-type="float" office:value="12707003.8284024" calcext:value-type="float">
            <text:p>12707003.83</text:p>
          </table:table-cell>
          <table:table-cell table:style-name="ce8" office:value-type="float" office:value="50" calcext:value-type="float">
            <text:p>5e+01</text:p>
          </table:table-cell>
          <table:table-cell table:style-name="ce17" table:formula="of:=[.$J16] * [.$C$7]^[.$F16]" office:value-type="float" office:value="450" calcext:value-type="float">
            <text:p>450.00</text:p>
          </table:table-cell>
          <table:table-cell table:style-name="ce17" table:formula="of:=[.$J16] * [.$C$17]^[.$F16]" office:value-type="float" office:value="8450" calcext:value-type="float">
            <text:p>8450.00</text:p>
          </table:table-cell>
          <table:table-cell/>
          <table:table-cell table:style-name="ce16" office:value-type="float" office:value="1" calcext:value-type="float">
            <text:p>1.0</text:p>
          </table:table-cell>
          <table:table-cell table:formula="of:=([.$D$8] + [.$D$7])^[.$N16]" office:value-type="float" office:value="91" calcext:value-type="float">
            <text:p>91.00</text:p>
          </table:table-cell>
          <table:table-cell table:formula="of:=([.$D$13] + [.$D$12])^[.$N16]" office:value-type="float" office:value="1241" calcext:value-type="float">
            <text:p>1241.00</text:p>
          </table:table-cell>
          <table:table-cell table:formula="of:=[.$H$1]/[.$P16]" office:value-type="float" office:value="1730446.12973409" calcext:value-type="float">
            <text:p>1730446.13</text:p>
          </table:table-cell>
          <table:table-cell office:value-type="float" office:value="50" calcext:value-type="float">
            <text:p>5e+01</text:p>
          </table:table-cell>
          <table:table-cell table:formula="of:=[.$R16] * ([.$D$8] + [.$D$7])^[.$N16]" office:value-type="float" office:value="4550" calcext:value-type="float">
            <text:p>4550.0</text:p>
          </table:table-cell>
          <table:table-cell table:style-name="ce17" table:formula="of:=[.$R16] * ([.$D$13] + [.$D$12])^[.$N16]" office:value-type="float" office:value="62050" calcext:value-type="float">
            <text:p>6205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(1+[.$A17])^[.C$5]" office:value-type="float" office:value="169" calcext:value-type="float">
            <text:p>169</text:p>
          </table:table-cell>
          <table:table-cell table:formula="of:=(1+[.$A17])^[.D$5]" office:value-type="float" office:value="2197" calcext:value-type="float">
            <text:p>2197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[.$C$7]^[.$F17]" office:value-type="float" office:value="11.2115784565397" calcext:value-type="float">
            <text:p>11.21</text:p>
          </table:table-cell>
          <table:table-cell table:formula="of:=[.$C$17]^[.$F17]" office:value-type="float" office:value="282.276923244583" calcext:value-type="float">
            <text:p>282.28</text:p>
          </table:table-cell>
          <table:table-cell table:formula="of:=[.$H$1]/[.$H17]" office:value-type="float" office:value="7607719.47744124" calcext:value-type="float">
            <text:p>7607719.48</text:p>
          </table:table-cell>
          <table:table-cell table:style-name="ce8" office:value-type="float" office:value="20" calcext:value-type="float">
            <text:p>2e+01</text:p>
          </table:table-cell>
          <table:table-cell table:style-name="ce17" table:formula="of:=[.$J17] * [.$C$7]^[.$F17]" office:value-type="float" office:value="224.231569130793" calcext:value-type="float">
            <text:p>224.23</text:p>
          </table:table-cell>
          <table:table-cell table:style-name="ce17" table:formula="of:=[.$J17] * [.$C$17]^[.$F17]" office:value-type="float" office:value="5645.53846489166" calcext:value-type="float">
            <text:p>5645.54</text:p>
          </table:table-cell>
          <table:table-cell table:style-name="ce17"/>
          <table:table-cell office:value-type="float" office:value="1.1" calcext:value-type="float">
            <text:p>1.1</text:p>
          </table:table-cell>
          <table:table-cell table:formula="of:=([.$D$8] + [.$D$7])^[.$N17]" office:value-type="float" office:value="142.871476039237" calcext:value-type="float">
            <text:p>142.87</text:p>
          </table:table-cell>
          <table:table-cell table:formula="of:=([.$D$13] + [.$D$12])^[.$N17]" office:value-type="float" office:value="2530.16567489316" calcext:value-type="float">
            <text:p>2530.17</text:p>
          </table:table-cell>
          <table:table-cell table:formula="of:=[.$H$1]/[.$P17]" office:value-type="float" office:value="848752.185799326" calcext:value-type="float">
            <text:p>848752.19</text:p>
          </table:table-cell>
          <table:table-cell office:value-type="float" office:value="20" calcext:value-type="float">
            <text:p>2e+01</text:p>
          </table:table-cell>
          <table:table-cell table:formula="of:=[.$R17] * ([.$D$8] + [.$D$7])^[.$N17]" office:value-type="float" office:value="2857.42952078474" calcext:value-type="float">
            <text:p>2857.4</text:p>
          </table:table-cell>
          <table:table-cell table:style-name="ce17" table:formula="of:=[.$R17] * ([.$D$13] + [.$D$12])^[.$N17]" office:value-type="float" office:value="50603.3134978633" calcext:value-type="float">
            <text:p>50603.31</text:p>
          </table:table-cell>
        </table:table-row>
        <table:table-row table:style-name="ro1">
          <table:table-cell table:number-columns-repeated="5"/>
          <table:table-cell table:style-name="ce16" office:value-type="float" office:value="1.2" calcext:value-type="float">
            <text:p>1.2</text:p>
          </table:table-cell>
          <table:table-cell table:formula="of:=[.$C$7]^[.$F18]" office:value-type="float" office:value="13.9666101652382" calcext:value-type="float">
            <text:p>13.97</text:p>
          </table:table-cell>
          <table:table-cell table:formula="of:=[.$C$17]^[.$F18]" office:value-type="float" office:value="471.480836665255" calcext:value-type="float">
            <text:p>471.48</text:p>
          </table:table-cell>
          <table:table-cell table:formula="of:=[.$H$1]/[.$H18]" office:value-type="float" office:value="4554763.37530274" calcext:value-type="float">
            <text:p>4554763.38</text:p>
          </table:table-cell>
          <table:table-cell table:style-name="ce8" office:value-type="float" office:value="10" calcext:value-type="float">
            <text:p>1e+01</text:p>
          </table:table-cell>
          <table:table-cell table:style-name="ce17" table:formula="of:=[.$J18] * [.$C$7]^[.$F18]" office:value-type="float" office:value="139.666101652382" calcext:value-type="float">
            <text:p>139.67</text:p>
          </table:table-cell>
          <table:table-cell table:style-name="ce17" table:formula="of:=[.$J18] * [.$C$17]^[.$F18]" office:value-type="float" office:value="4714.80836665255" calcext:value-type="float">
            <text:p>4714.81</text:p>
          </table:table-cell>
          <table:table-cell/>
          <table:table-cell table:style-name="ce16" office:value-type="float" office:value="1.2" calcext:value-type="float">
            <text:p>1.2</text:p>
          </table:table-cell>
          <table:table-cell table:formula="of:=([.$D$8] + [.$D$7])^[.$N18]" office:value-type="float" office:value="224.310534787145" calcext:value-type="float">
            <text:p>224.31</text:p>
          </table:table-cell>
          <table:table-cell table:formula="of:=([.$D$13] + [.$D$12])^[.$N18]" office:value-type="float" office:value="5158.53210508265" calcext:value-type="float">
            <text:p>5158.53</text:p>
          </table:table-cell>
          <table:table-cell table:formula="of:=[.$H$1]/[.$P18]" office:value-type="float" office:value="416297.427883429" calcext:value-type="float">
            <text:p>416297.43</text:p>
          </table:table-cell>
          <table:table-cell office:value-type="float" office:value="10" calcext:value-type="float">
            <text:p>1e+01</text:p>
          </table:table-cell>
          <table:table-cell table:formula="of:=[.$R18] * ([.$D$8] + [.$D$7])^[.$N18]" office:value-type="float" office:value="2243.10534787145" calcext:value-type="float">
            <text:p>2243.1</text:p>
          </table:table-cell>
          <table:table-cell table:style-name="ce17" table:formula="of:=[.$R18] * ([.$D$13] + [.$D$12])^[.$N18]" office:value-type="float" office:value="51585.3210508265" calcext:value-type="float">
            <text:p>51585.32</text:p>
          </table:table-cell>
        </table:table-row>
        <table:table-row table:style-name="ro1">
          <table:table-cell table:number-columns-repeated="5"/>
          <table:table-cell office:value-type="float" office:value="1.3" calcext:value-type="float">
            <text:p>1.3</text:p>
          </table:table-cell>
          <table:table-cell table:formula="of:=[.$C$7]^[.$F19]" office:value-type="float" office:value="17.3986384043859" calcext:value-type="float">
            <text:p>17.40</text:p>
          </table:table-cell>
          <table:table-cell table:formula="of:=[.$C$17]^[.$F19]" office:value-type="float" office:value="787.503904986095" calcext:value-type="float">
            <text:p>787.50</text:p>
          </table:table-cell>
          <table:table-cell table:formula="of:=[.$H$1]/[.$H19]" office:value-type="float" office:value="2726949.83910958" calcext:value-type="float">
            <text:p>2726949.84</text:p>
          </table:table-cell>
          <table:table-cell table:style-name="ce8" office:value-type="float" office:value="5" calcext:value-type="float">
            <text:p>5e+00</text:p>
          </table:table-cell>
          <table:table-cell table:style-name="ce17" table:formula="of:=[.$J19] * [.$C$7]^[.$F19]" office:value-type="float" office:value="86.9931920219293" calcext:value-type="float">
            <text:p>86.99</text:p>
          </table:table-cell>
          <table:table-cell table:style-name="ce17" table:formula="of:=[.$J19] * [.$C$17]^[.$F19]" office:value-type="float" office:value="3937.51952493048" calcext:value-type="float">
            <text:p>3937.52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([.$D$8] + [.$D$7])^[.$N19]" office:value-type="float" office:value="352.17117798011" calcext:value-type="float">
            <text:p>352.17</text:p>
          </table:table-cell>
          <table:table-cell table:formula="of:=([.$D$13] + [.$D$12])^[.$N19]" office:value-type="float" office:value="10517.2770871189" calcext:value-type="float">
            <text:p>10517.28</text:p>
          </table:table-cell>
          <table:table-cell table:formula="of:=[.$H$1]/[.$P19]" office:value-type="float" office:value="204186.276467904" calcext:value-type="float">
            <text:p>204186.28</text:p>
          </table:table-cell>
          <table:table-cell office:value-type="float" office:value="5" calcext:value-type="float">
            <text:p>5e+00</text:p>
          </table:table-cell>
          <table:table-cell table:formula="of:=[.$R19] * ([.$D$8] + [.$D$7])^[.$N19]" office:value-type="float" office:value="1760.85588990055" calcext:value-type="float">
            <text:p>1760.9</text:p>
          </table:table-cell>
          <table:table-cell table:style-name="ce17" table:formula="of:=[.$R19] * ([.$D$13] + [.$D$12])^[.$N19]" office:value-type="float" office:value="52586.3854355943" calcext:value-type="float">
            <text:p>52586.39</text:p>
          </table:table-cell>
        </table:table-row>
        <table:table-row table:style-name="ro1">
          <table:table-cell table:number-columns-repeated="5"/>
          <table:table-cell table:style-name="ce16" office:value-type="float" office:value="1.4" calcext:value-type="float">
            <text:p>1.4</text:p>
          </table:table-cell>
          <table:table-cell table:formula="of:=[.$C$7]^[.$F20]" office:value-type="float" office:value="21.6740221675262" calcext:value-type="float">
            <text:p>21.67</text:p>
          </table:table-cell>
          <table:table-cell table:formula="of:=[.$C$17]^[.$F20]" office:value-type="float" office:value="1315.35017362467" calcext:value-type="float">
            <text:p>1315.35</text:p>
          </table:table-cell>
          <table:table-cell table:formula="of:=[.$H$1]/[.$H20]" office:value-type="float" office:value="1632632.65559334" calcext:value-type="float">
            <text:p>1632632.66</text:p>
          </table:table-cell>
          <table:table-cell table:style-name="ce8" office:value-type="float" office:value="2" calcext:value-type="float">
            <text:p>2e+00</text:p>
          </table:table-cell>
          <table:table-cell table:style-name="ce17" table:formula="of:=[.$J20] * [.$C$7]^[.$F20]" office:value-type="float" office:value="43.3480443350525" calcext:value-type="float">
            <text:p>43.35</text:p>
          </table:table-cell>
          <table:table-cell table:style-name="ce17" table:formula="of:=[.$J20] * [.$C$17]^[.$F20]" office:value-type="float" office:value="2630.70034724934" calcext:value-type="float">
            <text:p>2630.70</text:p>
          </table:table-cell>
          <table:table-cell/>
          <table:table-cell table:style-name="ce16" office:value-type="float" office:value="1.4" calcext:value-type="float">
            <text:p>1.4</text:p>
          </table:table-cell>
          <table:table-cell table:formula="of:=([.$D$8] + [.$D$7])^[.$N20]" office:value-type="float" office:value="552.914461719725" calcext:value-type="float">
            <text:p>552.91</text:p>
          </table:table-cell>
          <table:table-cell table:formula="of:=([.$D$13] + [.$D$12])^[.$N20]" office:value-type="float" office:value="21442.7505875652" calcext:value-type="float">
            <text:p>21442.75</text:p>
          </table:table-cell>
          <table:table-cell table:formula="of:=[.$H$1]/[.$P20]" office:value-type="float" office:value="100149.635105365" calcext:value-type="float">
            <text:p>100149.64</text:p>
          </table:table-cell>
          <table:table-cell office:value-type="float" office:value="2" calcext:value-type="float">
            <text:p>2e+00</text:p>
          </table:table-cell>
          <table:table-cell table:formula="of:=[.$R20] * ([.$D$8] + [.$D$7])^[.$N20]" office:value-type="float" office:value="1105.82892343945" calcext:value-type="float">
            <text:p>1105.8</text:p>
          </table:table-cell>
          <table:table-cell table:style-name="ce17" table:formula="of:=[.$R20] * ([.$D$13] + [.$D$12])^[.$N20]" office:value-type="float" office:value="42885.5011751305" calcext:value-type="float">
            <text:p>42885.50</text:p>
          </table:table-cell>
        </table:table-row>
        <table:table-row table:style-name="ro1">
          <table:table-cell table:number-columns-repeated="5"/>
          <table:table-cell office:value-type="float" office:value="1.5" calcext:value-type="float">
            <text:p>1.5</text:p>
          </table:table-cell>
          <table:table-cell table:formula="of:=[.$C$7]^[.$F21]" office:value-type="float" office:value="27" calcext:value-type="float">
            <text:p>27.00</text:p>
          </table:table-cell>
          <table:table-cell table:formula="of:=[.$C$17]^[.$F21]" office:value-type="float" office:value="2197" calcext:value-type="float">
            <text:p>2197.00</text:p>
          </table:table-cell>
          <table:table-cell table:formula="of:=[.$H$1]/[.$H21]" office:value-type="float" office:value="977461.832954028" calcext:value-type="float">
            <text:p>977461.83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formula="of:=([.$D$8] + [.$D$7])^[.$N21]" office:value-type="float" office:value="868.084673289421" calcext:value-type="float">
            <text:p>868.08</text:p>
          </table:table-cell>
          <table:table-cell table:formula="of:=([.$D$13] + [.$D$12])^[.$N21]" office:value-type="float" office:value="43717.7369153528" calcext:value-type="float">
            <text:p>43717.74</text:p>
          </table:table-cell>
          <table:table-cell table:formula="of:=[.$H$1]/[.$P21]" office:value-type="float" office:value="49121.5648046468" calcext:value-type="float">
            <text:p>49121.5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6" office:value-type="float" office:value="1.6" calcext:value-type="float">
            <text:p>1.6</text:p>
          </table:table-cell>
          <table:table-cell table:formula="of:=[.$C$7]^[.$F22]" office:value-type="float" office:value="33.634735369619" calcext:value-type="float">
            <text:p>33.63</text:p>
          </table:table-cell>
          <table:table-cell table:formula="of:=[.$C$17]^[.$F22]" office:value-type="float" office:value="3669.60000217958" calcext:value-type="float">
            <text:p>3669.60</text:p>
          </table:table-cell>
          <table:table-cell table:formula="of:=[.$H$1]/[.$H22]" office:value-type="float" office:value="585209.190572403" calcext:value-type="float">
            <text:p>585209.19</text:p>
          </table:table-cell>
          <table:table-cell table:number-columns-repeated="4"/>
          <table:table-cell table:style-name="ce16" office:value-type="float" office:value="1.6" calcext:value-type="float">
            <text:p>1.6</text:p>
          </table:table-cell>
          <table:table-cell table:formula="of:=([.$D$8] + [.$D$7])^[.$N22]" office:value-type="float" office:value="1362.9070175813" calcext:value-type="float">
            <text:p>1362.91</text:p>
          </table:table-cell>
          <table:table-cell table:formula="of:=([.$D$13] + [.$D$12])^[.$N22]" office:value-type="float" office:value="89132.2460332276" calcext:value-type="float">
            <text:p>89132.25</text:p>
          </table:table-cell>
          <table:table-cell table:formula="of:=[.$H$1]/[.$P22]" office:value-type="float" office:value="24093.2293594334" calcext:value-type="float">
            <text:p>24093.2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float" office:value="1.7" calcext:value-type="float">
            <text:p>1.7</text:p>
          </table:table-cell>
          <table:table-cell table:formula="of:=[.$C$7]^[.$F23]" office:value-type="float" office:value="41.8998304957147" calcext:value-type="float">
            <text:p>41.90</text:p>
          </table:table-cell>
          <table:table-cell table:formula="of:=[.$C$17]^[.$F23]" office:value-type="float" office:value="6129.25087664832" calcext:value-type="float">
            <text:p>6129.25</text:p>
          </table:table-cell>
          <table:table-cell table:formula="of:=[.$H$1]/[.$H23]" office:value-type="float" office:value="350366.413484826" calcext:value-type="float">
            <text:p>350366.41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table:formula="of:=([.$D$8] + [.$D$7])^[.$N23]" office:value-type="float" office:value="2139.78612424257" calcext:value-type="float">
            <text:p>2139.79</text:p>
          </table:table-cell>
          <table:table-cell table:formula="of:=([.$D$13] + [.$D$12])^[.$N23]" office:value-type="float" office:value="181723.891570834" calcext:value-type="float">
            <text:p>181723.89</text:p>
          </table:table-cell>
          <table:table-cell table:formula="of:=[.$H$1]/[.$P23]" office:value-type="float" office:value="11817.288461286" calcext:value-type="float">
            <text:p>11817.2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6" office:value-type="float" office:value="1.8" calcext:value-type="float">
            <text:p>1.8</text:p>
          </table:table-cell>
          <table:table-cell table:formula="of:=[.$C$7]^[.$F24]" office:value-type="float" office:value="52.1959152131576" calcext:value-type="float">
            <text:p>52.20</text:p>
          </table:table-cell>
          <table:table-cell table:formula="of:=[.$C$17]^[.$F24]" office:value-type="float" office:value="10237.5507648192" calcext:value-type="float">
            <text:p>10237.55</text:p>
          </table:table-cell>
          <table:table-cell table:formula="of:=[.$H$1]/[.$H24]" office:value-type="float" office:value="209765.372239199" calcext:value-type="float">
            <text:p>209765.37</text:p>
          </table:table-cell>
          <table:table-cell table:number-columns-repeated="4"/>
          <table:table-cell table:style-name="ce16" office:value-type="float" office:value="1.8" calcext:value-type="float">
            <text:p>1.8</text:p>
          </table:table-cell>
          <table:table-cell table:formula="of:=([.$D$8] + [.$D$7])^[.$N24]" office:value-type="float" office:value="3359.49892284411" calcext:value-type="float">
            <text:p>3359.50</text:p>
          </table:table-cell>
          <table:table-cell table:formula="of:=([.$D$13] + [.$D$12])^[.$N24]" office:value-type="float" office:value="370500.848316302" calcext:value-type="float">
            <text:p>370500.85</text:p>
          </table:table-cell>
          <table:table-cell table:formula="of:=[.$H$1]/[.$P24]" office:value-type="float" office:value="5796.16391368331" calcext:value-type="float">
            <text:p>5796.1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float" office:value="1.9" calcext:value-type="float">
            <text:p>1.9</text:p>
          </table:table-cell>
          <table:table-cell table:formula="of:=[.$C$7]^[.$F25]" office:value-type="float" office:value="65.0220665025787" calcext:value-type="float">
            <text:p>65.02</text:p>
          </table:table-cell>
          <table:table-cell table:formula="of:=[.$C$17]^[.$F25]" office:value-type="float" office:value="17099.5522571207" calcext:value-type="float">
            <text:p>17099.55</text:p>
          </table:table-cell>
          <table:table-cell table:formula="of:=[.$H$1]/[.$H25]" office:value-type="float" office:value="125587.127353333" calcext:value-type="float">
            <text:p>125587.13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table:formula="of:=([.$D$8] + [.$D$7])^[.$N25]" office:value-type="float" office:value="5274.46780064795" calcext:value-type="float">
            <text:p>5274.47</text:p>
          </table:table-cell>
          <table:table-cell table:formula="of:=([.$D$13] + [.$D$12])^[.$N25]" office:value-type="float" office:value="755381.570450204" calcext:value-type="float">
            <text:p>755381.57</text:p>
          </table:table-cell>
          <table:table-cell table:formula="of:=[.$H$1]/[.$P25]" office:value-type="float" office:value="2842.91241805133" calcext:value-type="float">
            <text:p>2842.9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6" office:value-type="float" office:value="2" calcext:value-type="float">
            <text:p>2.0</text:p>
          </table:table-cell>
          <table:table-cell table:formula="of:=[.$C$7]^[.$F26]" office:value-type="float" office:value="81" calcext:value-type="float">
            <text:p>81.00</text:p>
          </table:table-cell>
          <table:table-cell table:formula="of:=[.$C$17]^[.$F26]" office:value-type="float" office:value="28561" calcext:value-type="float">
            <text:p>28561.00</text:p>
          </table:table-cell>
          <table:table-cell table:formula="of:=[.$H$1]/[.$H26]" office:value-type="float" office:value="75189.3717656945" calcext:value-type="float">
            <text:p>75189.37</text:p>
          </table:table-cell>
          <table:table-cell table:number-columns-repeated="4"/>
          <table:table-cell table:style-name="ce16" office:value-type="float" office:value="2" calcext:value-type="float">
            <text:p>2.0</text:p>
          </table:table-cell>
          <table:table-cell table:formula="of:=([.$D$8] + [.$D$7])^[.$N26]" office:value-type="float" office:value="8281" calcext:value-type="float">
            <text:p>8281.00</text:p>
          </table:table-cell>
          <table:table-cell table:formula="of:=([.$D$13] + [.$D$12])^[.$N26]" office:value-type="float" office:value="1540081" calcext:value-type="float">
            <text:p>1540081.00</text:p>
          </table:table-cell>
          <table:table-cell table:formula="of:=[.$H$1]/[.$P26]" office:value-type="float" office:value="1394.39655901216" calcext:value-type="float">
            <text:p>1394.40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office:value-type="float" office:value="2.1" calcext:value-type="float">
            <text:p>2.1</text:p>
          </table:table-cell>
          <table:table-cell table:formula="of:=[.$C$7]^[.$F27]" office:value-type="float" office:value="100.904206108857" calcext:value-type="float">
            <text:p>100.90</text:p>
          </table:table-cell>
          <table:table-cell table:formula="of:=[.$C$17]^[.$F27]" office:value-type="float" office:value="47704.8000283345" calcext:value-type="float">
            <text:p>47704.80</text:p>
          </table:table-cell>
          <table:table-cell table:formula="of:=[.$H$1]/[.$H27]" office:value-type="float" office:value="45016.0915824925" calcext:value-type="float">
            <text:p>45016.09</text:p>
          </table:table-cell>
          <table:table-cell table:number-columns-repeated="4"/>
          <table:table-cell office:value-type="float" office:value="2.1" calcext:value-type="float">
            <text:p>2.1</text:p>
          </table:table-cell>
          <table:table-cell table:formula="of:=([.$D$8] + [.$D$7])^[.$N27]" office:value-type="float" office:value="13001.3043195706" calcext:value-type="float">
            <text:p>13001.30</text:p>
          </table:table-cell>
          <table:table-cell table:formula="of:=([.$D$13] + [.$D$12])^[.$N27]" office:value-type="float" office:value="3139935.60254242" calcext:value-type="float">
            <text:p>3139935.60</text:p>
          </table:table-cell>
          <table:table-cell table:formula="of:=[.$H$1]/[.$P27]" office:value-type="float" office:value="683.926015954332" calcext:value-type="float">
            <text:p>683.93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16" office:value-type="float" office:value="2.2" calcext:value-type="float">
            <text:p>2.2</text:p>
          </table:table-cell>
          <table:table-cell table:formula="of:=[.$C$7]^[.$F28]" office:value-type="float" office:value="125.699491487144" calcext:value-type="float">
            <text:p>125.70</text:p>
          </table:table-cell>
          <table:table-cell table:formula="of:=[.$C$17]^[.$F28]" office:value-type="float" office:value="79680.2613964283" calcext:value-type="float">
            <text:p>79680.26</text:p>
          </table:table-cell>
          <table:table-cell table:formula="of:=[.$H$1]/[.$H28]" office:value-type="float" office:value="26951.2625757558" calcext:value-type="float">
            <text:p>26951.26</text:p>
          </table:table-cell>
          <table:table-cell table:number-columns-repeated="4"/>
          <table:table-cell table:style-name="ce16" office:value-type="float" office:value="2.2" calcext:value-type="float">
            <text:p>2.2</text:p>
          </table:table-cell>
          <table:table-cell table:formula="of:=([.$D$8] + [.$D$7])^[.$N28]" office:value-type="float" office:value="20412.2586656302" calcext:value-type="float">
            <text:p>20412.26</text:p>
          </table:table-cell>
          <table:table-cell table:formula="of:=([.$D$13] + [.$D$12])^[.$N28]" office:value-type="float" office:value="6401738.34240758" calcext:value-type="float">
            <text:p>6401738.34</text:p>
          </table:table-cell>
          <table:table-cell table:formula="of:=[.$H$1]/[.$P28]" office:value-type="float" office:value="335.453205385519" calcext:value-type="float">
            <text:p>335.45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office:value-type="float" office:value="2.3" calcext:value-type="float">
            <text:p>2.3</text:p>
          </table:table-cell>
          <table:table-cell table:formula="of:=[.$C$7]^[.$F29]" office:value-type="float" office:value="156.587745639473" calcext:value-type="float">
            <text:p>156.59</text:p>
          </table:table-cell>
          <table:table-cell table:formula="of:=[.$C$17]^[.$F29]" office:value-type="float" office:value="133088.15994265" calcext:value-type="float">
            <text:p>133088.16</text:p>
          </table:table-cell>
          <table:table-cell table:formula="of:=[.$H$1]/[.$H29]" office:value-type="float" office:value="16135.7978645538" calcext:value-type="float">
            <text:p>16135.80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table:formula="of:=([.$D$8] + [.$D$7])^[.$N29]" office:value-type="float" office:value="32047.57719619" calcext:value-type="float">
            <text:p>32047.58</text:p>
          </table:table-cell>
          <table:table-cell table:formula="of:=([.$D$13] + [.$D$12])^[.$N29]" office:value-type="float" office:value="13051940.8651145" calcext:value-type="float">
            <text:p>13051940.87</text:p>
          </table:table-cell>
          <table:table-cell table:formula="of:=[.$H$1]/[.$P29]" office:value-type="float" office:value="164.533663551897" calcext:value-type="float">
            <text:p>164.53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16" office:value-type="float" office:value="2.4" calcext:value-type="float">
            <text:p>2.4</text:p>
          </table:table-cell>
          <table:table-cell table:formula="of:=[.$C$7]^[.$F30]" office:value-type="float" office:value="195.066199507736" calcext:value-type="float">
            <text:p>195.07</text:p>
          </table:table-cell>
          <table:table-cell table:formula="of:=[.$C$17]^[.$F30]" office:value-type="float" office:value="222294.179342569" calcext:value-type="float">
            <text:p>222294.18</text:p>
          </table:table-cell>
          <table:table-cell table:formula="of:=[.$H$1]/[.$H30]" office:value-type="float" office:value="9660.54825794873" calcext:value-type="float">
            <text:p>9660.55</text:p>
          </table:table-cell>
          <table:table-cell table:number-columns-repeated="4"/>
          <table:table-cell table:style-name="ce16" office:value-type="float" office:value="2.4" calcext:value-type="float">
            <text:p>2.4</text:p>
          </table:table-cell>
          <table:table-cell table:formula="of:=([.$D$8] + [.$D$7])^[.$N30]" office:value-type="float" office:value="50315.216016495" calcext:value-type="float">
            <text:p>50315.22</text:p>
          </table:table-cell>
          <table:table-cell table:formula="of:=([.$D$13] + [.$D$12])^[.$N30]" office:value-type="float" office:value="26610453.4791685" calcext:value-type="float">
            <text:p>26610453.48</text:p>
          </table:table-cell>
          <table:table-cell table:formula="of:=[.$H$1]/[.$P30]" office:value-type="float" office:value="80.7007535095605" calcext:value-type="float">
            <text:p>80.70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office:value-type="float" office:value="2.5" calcext:value-type="float">
            <text:p>2.5</text:p>
          </table:table-cell>
          <table:table-cell table:formula="of:=[.$C$7]^[.$F31]" office:value-type="float" office:value="243" calcext:value-type="float">
            <text:p>243.00</text:p>
          </table:table-cell>
          <table:table-cell table:formula="of:=[.$C$17]^[.$F31]" office:value-type="float" office:value="371293" calcext:value-type="float">
            <text:p>371293.00</text:p>
          </table:table-cell>
          <table:table-cell table:formula="of:=[.$H$1]/[.$H31]" office:value-type="float" office:value="5783.79782813035" calcext:value-type="float">
            <text:p>5783.80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formula="of:=([.$D$8] + [.$D$7])^[.$N31]" office:value-type="float" office:value="78995.7052693373" calcext:value-type="float">
            <text:p>78995.71</text:p>
          </table:table-cell>
          <table:table-cell table:formula="of:=([.$D$13] + [.$D$12])^[.$N31]" office:value-type="float" office:value="54253711.5119528" calcext:value-type="float">
            <text:p>54253711.51</text:p>
          </table:table-cell>
          <table:table-cell table:formula="of:=[.$H$1]/[.$P31]" office:value-type="float" office:value="39.5822440005212" calcext:value-type="float">
            <text:p>39.58</text:p>
          </table:table-cell>
          <table:table-cell table:style-name="ce1" office:value-type="string" calcext:value-type="string">
            <text:p>Avoid limit safely</text:p>
          </table:table-cell>
          <table:table-cell table:style-name="ce1" office:value-type="string" calcext:value-type="string">
            <text:p>Weight for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float" office:value="2.6" calcext:value-type="float">
            <text:p>2.6</text:p>
          </table:table-cell>
          <table:table-cell table:formula="of:=[.$C$7]^[.$F32]" office:value-type="float" office:value="302.712618326571" calcext:value-type="float">
            <text:p>302.71</text:p>
          </table:table-cell>
          <table:table-cell table:formula="of:=[.$C$17]^[.$F32]" office:value-type="float" office:value="620162.400368349" calcext:value-type="float">
            <text:p>620162.40</text:p>
          </table:table-cell>
          <table:table-cell table:formula="of:=[.$H$1]/[.$H32]" office:value-type="float" office:value="3462.77627557635" calcext:value-type="float">
            <text:p>3462.78</text:p>
          </table:table-cell>
          <table:table-cell table:number-columns-repeated="4"/>
          <table:table-cell table:style-name="ce16" office:value-type="float" office:value="2.6" calcext:value-type="float">
            <text:p>2.6</text:p>
          </table:table-cell>
          <table:table-cell table:formula="of:=([.$D$8] + [.$D$7])^[.$N32]" office:value-type="float" office:value="124024.538599898" calcext:value-type="float">
            <text:p>124024.54</text:p>
          </table:table-cell>
          <table:table-cell table:formula="of:=([.$D$13] + [.$D$12])^[.$N32]" office:value-type="float" office:value="110613117.327235" calcext:value-type="float">
            <text:p>110613117.33</text:p>
          </table:table-cell>
          <table:table-cell table:formula="of:=[.$H$1]/[.$P32]" office:value-type="float" office:value="19.4143669294387" calcext:value-type="float">
            <text:p>19.41</text:p>
          </table:table-cell>
          <table:table-cell table:style-name="ce1" office:value-type="string" calcext:value-type="string">
            <text:p>and divide by 10</text:p>
          </table:table-cell>
          <table:table-cell table:style-name="ce1" office:value-type="string" calcext:value-type="string">
            <text:p>p_velocity_min = 3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7" calcext:value-type="float">
            <text:p>2.7</text:p>
          </table:table-cell>
          <table:table-cell table:formula="of:=[.$C$7]^[.$F33]" office:value-type="float" office:value="377.098474461433" calcext:value-type="float">
            <text:p>377.10</text:p>
          </table:table-cell>
          <table:table-cell table:formula="of:=[.$C$17]^[.$F33]" office:value-type="float" office:value="1035843.39815357" calcext:value-type="float">
            <text:p>1035843.40</text:p>
          </table:table-cell>
          <table:table-cell table:formula="of:=[.$H$1]/[.$H33]" office:value-type="float" office:value="2073.17404428891" calcext:value-type="float">
            <text:p>2073.17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table:formula="of:=([.$D$8] + [.$D$7])^[.$N33]" office:value-type="float" office:value="194720.537306074" calcext:value-type="float">
            <text:p>194720.54</text:p>
          </table:table-cell>
          <table:table-cell table:formula="of:=([.$D$13] + [.$D$12])^[.$N33]" office:value-type="float" office:value="225519349.439405" calcext:value-type="float">
            <text:p>225519349.44</text:p>
          </table:table-cell>
          <table:table-cell table:style-name="ce19" table:formula="of:=[.$H$1]/[.$P33]" office:value-type="float" office:value="9.52239199136663" calcext:value-type="float">
            <text:p>9.52</text:p>
          </table:table-cell>
          <table:table-cell table:style-name="ce20" table:formula="of:=[.$Q33]/10" office:value-type="float" office:value="0.952239199136663" calcext:value-type="float">
            <text:p>9.5224e-01</text:p>
          </table:table-cell>
          <table:table-cell table:style-name="ce17" table:formula="of:=[.$R33] * ([.$D$8] + [.$D$7])^[.$N33]" office:value-type="float" office:value="185420.528499797" calcext:value-type="float">
            <text:p>185420.53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float" office:value="2.8" calcext:value-type="float">
            <text:p>2.8</text:p>
          </table:table-cell>
          <table:table-cell table:formula="of:=[.$C$7]^[.$F34]" office:value-type="float" office:value="469.763236918418" calcext:value-type="float">
            <text:p>469.76</text:p>
          </table:table-cell>
          <table:table-cell table:formula="of:=[.$C$17]^[.$F34]" office:value-type="float" office:value="1730146.07925445" calcext:value-type="float">
            <text:p>1730146.08</text:p>
          </table:table-cell>
          <table:table-cell table:formula="of:=[.$H$1]/[.$H34]" office:value-type="float" office:value="1241.21522035029" calcext:value-type="float">
            <text:p>1241.22</text:p>
          </table:table-cell>
          <table:table-cell table:number-columns-repeated="4"/>
          <table:table-cell table:style-name="ce16" office:value-type="float" office:value="2.8" calcext:value-type="float">
            <text:p>2.8</text:p>
          </table:table-cell>
          <table:table-cell table:formula="of:=([.$D$8] + [.$D$7])^[.$N34]" office:value-type="float" office:value="305714.401978814" calcext:value-type="float">
            <text:p>305714.40</text:p>
          </table:table-cell>
          <table:table-cell table:formula="of:=([.$D$13] + [.$D$12])^[.$N34]" office:value-type="float" office:value="459791552.76053" calcext:value-type="float">
            <text:p>459791552.76</text:p>
          </table:table-cell>
          <table:table-cell table:style-name="ce19" table:formula="of:=[.$H$1]/[.$P34]" office:value-type="float" office:value="4.67055915687616" calcext:value-type="float">
            <text:p>4.67</text:p>
          </table:table-cell>
          <table:table-cell table:style-name="ce20" table:formula="of:=[.$Q34]/10" office:value-type="float" office:value="0.467055915687616" calcext:value-type="float">
            <text:p>4.6706e-01</text:p>
          </table:table-cell>
          <table:table-cell table:style-name="ce17" table:formula="of:=[.$R34] * ([.$D$8] + [.$D$7])^[.$N34]" office:value-type="float" office:value="142785.719955107" calcext:value-type="float">
            <text:p>142785.7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9" calcext:value-type="float">
            <text:p>2.9</text:p>
          </table:table-cell>
          <table:table-cell table:formula="of:=[.$C$7]^[.$F35]" office:value-type="float" office:value="585.198598523208" calcext:value-type="float">
            <text:p>585.20</text:p>
          </table:table-cell>
          <table:table-cell table:formula="of:=[.$C$17]^[.$F35]" office:value-type="float" office:value="2889824.3314534" calcext:value-type="float">
            <text:p>2889824.33</text:p>
          </table:table-cell>
          <table:table-cell table:formula="of:=[.$H$1]/[.$H35]" office:value-type="float" office:value="743.119096765287" calcext:value-type="float">
            <text:p>743.12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table:formula="of:=([.$D$8] + [.$D$7])^[.$N35]" office:value-type="float" office:value="479976.569858964" calcext:value-type="float">
            <text:p>479976.57</text:p>
          </table:table-cell>
          <table:table-cell table:formula="of:=([.$D$13] + [.$D$12])^[.$N35]" office:value-type="float" office:value="937428528.928704" calcext:value-type="float">
            <text:p>937428528.93</text:p>
          </table:table-cell>
          <table:table-cell table:style-name="ce19" table:formula="of:=[.$H$1]/[.$P35]" office:value-type="float" office:value="2.29082386627827" calcext:value-type="float">
            <text:p>2.29</text:p>
          </table:table-cell>
          <table:table-cell table:style-name="ce20" table:formula="of:=[.$Q35]/10" office:value-type="float" office:value="0.229082386627827" calcext:value-type="float">
            <text:p>2.2908e-01</text:p>
          </table:table-cell>
          <table:table-cell table:style-name="ce17" table:formula="of:=[.$R35] * ([.$D$8] + [.$D$7])^[.$N35]" office:value-type="float" office:value="109954.178148729" calcext:value-type="float">
            <text:p>109954.18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float" office:value="3" calcext:value-type="float">
            <text:p>3.0</text:p>
          </table:table-cell>
          <table:table-cell table:formula="of:=[.$C$7]^[.$F36]" office:value-type="float" office:value="729" calcext:value-type="float">
            <text:p>729.00</text:p>
          </table:table-cell>
          <table:table-cell table:formula="of:=[.$C$17]^[.$F36]" office:value-type="float" office:value="4826809" calcext:value-type="float">
            <text:p>4826809.00</text:p>
          </table:table-cell>
          <table:table-cell table:formula="of:=[.$H$1]/[.$H36]" office:value-type="float" office:value="444.907525240796" calcext:value-type="float">
            <text:p>444.91</text:p>
          </table:table-cell>
          <table:table-cell table:number-columns-repeated="4"/>
          <table:table-cell table:style-name="ce16" office:value-type="float" office:value="3" calcext:value-type="float">
            <text:p>3.0</text:p>
          </table:table-cell>
          <table:table-cell table:formula="of:=([.$D$8] + [.$D$7])^[.$N36]" office:value-type="float" office:value="753571" calcext:value-type="float">
            <text:p>753571.00</text:p>
          </table:table-cell>
          <table:table-cell table:formula="of:=([.$D$13] + [.$D$12])^[.$N36]" office:value-type="float" office:value="1911240521" calcext:value-type="float">
            <text:p>1911240521.00</text:p>
          </table:table-cell>
          <table:table-cell table:style-name="ce19" table:formula="of:=[.$H$1]/[.$P36]" office:value-type="float" office:value="1.12360721918788" calcext:value-type="float">
            <text:p>1.12</text:p>
          </table:table-cell>
          <table:table-cell table:style-name="ce20" table:formula="of:=[.$Q36]/10" office:value-type="float" office:value="0.112360721918788" calcext:value-type="float">
            <text:p>1.1236e-01</text:p>
          </table:table-cell>
          <table:table-cell table:style-name="ce17" table:formula="of:=[.$R36] * ([.$D$8] + [.$D$7])^[.$N36]" office:value-type="float" office:value="84671.7815770628" calcext:value-type="float">
            <text:p>84671.78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1" calcext:value-type="float">
            <text:p>3.1</text:p>
          </table:table-cell>
          <table:table-cell table:formula="of:=[.$C$7]^[.$F37]" office:value-type="float" office:value="908.137854979712" calcext:value-type="float">
            <text:p>908.14</text:p>
          </table:table-cell>
          <table:table-cell table:formula="of:=[.$C$17]^[.$F37]" office:value-type="float" office:value="8062111.20478854" calcext:value-type="float">
            <text:p>8062111.20</text:p>
          </table:table-cell>
          <table:table-cell table:formula="of:=[.$H$1]/[.$H37]" office:value-type="float" office:value="266.367405813565" calcext:value-type="float">
            <text:p>266.37</text:p>
          </table:table-cell>
          <table:table-cell table:number-columns-repeated="4"/>
          <table:table-cell table:style-name="ce16" office:value-type="float" office:value="3.1" calcext:value-type="float">
            <text:p>3.1</text:p>
          </table:table-cell>
          <table:table-cell table:formula="of:=([.$D$8] + [.$D$7])^[.$N37]" office:value-type="float" office:value="1183118.69308092" calcext:value-type="float">
            <text:p>1183118.69</text:p>
          </table:table-cell>
          <table:table-cell table:formula="of:=([.$D$13] + [.$D$12])^[.$N37]" office:value-type="float" office:value="3896660082.75514" calcext:value-type="float">
            <text:p>3896660082.76</text:p>
          </table:table-cell>
          <table:table-cell table:style-name="ce21" table:formula="of:=[.$H$1]/[.$P37]" office:value-type="float" office:value="0.551108796095352" calcext:value-type="float">
            <text:p>5.5111e-01</text:p>
          </table:table-cell>
          <table:table-cell table:style-name="ce20" table:formula="of:=[.$Q37]/10" office:value-type="float" office:value="0.0551108796095352" calcext:value-type="float">
            <text:p>5.5111e-02</text:p>
          </table:table-cell>
          <table:table-cell table:style-name="ce17" table:formula="of:=[.$R37] * ([.$D$8] + [.$D$7])^[.$N37]" office:value-type="float" office:value="65202.7118581732" calcext:value-type="float">
            <text:p>65202.71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float" office:value="3.2" calcext:value-type="float">
            <text:p>3.2</text:p>
          </table:table-cell>
          <table:table-cell table:formula="of:=[.$C$7]^[.$F38]" office:value-type="float" office:value="1131.2954233843" calcext:value-type="float">
            <text:p>1131.30</text:p>
          </table:table-cell>
          <table:table-cell table:formula="of:=[.$C$17]^[.$F38]" office:value-type="float" office:value="13465964.1759964" calcext:value-type="float">
            <text:p>13465964.18</text:p>
          </table:table-cell>
          <table:table-cell table:formula="of:=[.$H$1]/[.$H38]" office:value-type="float" office:value="159.474926483762" calcext:value-type="float">
            <text:p>159.47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table:formula="of:=([.$D$8] + [.$D$7])^[.$N38]" office:value-type="float" office:value="1857515.53857235" calcext:value-type="float">
            <text:p>1857515.54</text:p>
          </table:table-cell>
          <table:table-cell table:formula="of:=([.$D$13] + [.$D$12])^[.$N38]" office:value-type="float" office:value="7944557282.92781" calcext:value-type="float">
            <text:p>7944557282.93</text:p>
          </table:table-cell>
          <table:table-cell table:style-name="ce21" table:formula="of:=[.$H$1]/[.$P38]" office:value-type="float" office:value="0.270308787578984" calcext:value-type="float">
            <text:p>2.7031e-01</text:p>
          </table:table-cell>
          <table:table-cell table:style-name="ce20" table:formula="of:=[.$Q38]/10" office:value-type="float" office:value="0.0270308787578984" calcext:value-type="float">
            <text:p>2.7031e-02</text:p>
          </table:table-cell>
          <table:table-cell table:style-name="ce17" table:formula="of:=[.$R38] * ([.$D$8] + [.$D$7])^[.$N38]" office:value-type="float" office:value="50210.2773140615" calcext:value-type="float">
            <text:p>50210.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formula="of:=[.$C$7]^[.$F39]" office:value-type="float" office:value="1409.28971075525" calcext:value-type="float">
            <text:p>1409.29</text:p>
          </table:table-cell>
          <table:table-cell table:formula="of:=[.$C$17]^[.$F39]" office:value-type="float" office:value="22491899.0303078" calcext:value-type="float">
            <text:p>22491899.03</text:p>
          </table:table-cell>
          <table:table-cell table:formula="of:=[.$H$1]/[.$H39]" office:value-type="float" office:value="95.4780938730991" calcext:value-type="float">
            <text:p>95.48</text:p>
          </table:table-cell>
          <table:table-cell table:number-columns-repeated="4"/>
          <table:table-cell table:style-name="ce16" office:value-type="float" office:value="3.3" calcext:value-type="float">
            <text:p>3.3</text:p>
          </table:table-cell>
          <table:table-cell table:formula="of:=([.$D$8] + [.$D$7])^[.$N39]" office:value-type="float" office:value="2916329.52485329" calcext:value-type="float">
            <text:p>2916329.52</text:p>
          </table:table-cell>
          <table:table-cell table:formula="of:=([.$D$13] + [.$D$12])^[.$N39]" office:value-type="float" office:value="16197458613.6071" calcext:value-type="float">
            <text:p>16197458613.61</text:p>
          </table:table-cell>
          <table:table-cell table:style-name="ce21" table:formula="of:=[.$H$1]/[.$P39]" office:value-type="float" office:value="0.132581517769458" calcext:value-type="float">
            <text:p>1.3258e-01</text:p>
          </table:table-cell>
          <table:table-cell table:style-name="ce20" table:formula="of:=[.$Q39]/10" office:value-type="float" office:value="0.0132581517769458" calcext:value-type="float">
            <text:p>1.3258e-02</text:p>
          </table:table-cell>
          <table:table-cell table:style-name="ce17" table:formula="of:=[.$R39] * ([.$D$8] + [.$D$7])^[.$N39]" office:value-type="float" office:value="38665.139472093" calcext:value-type="float">
            <text:p>38665.14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float" office:value="3.4" calcext:value-type="float">
            <text:p>3.4</text:p>
          </table:table-cell>
          <table:table-cell table:formula="of:=[.$C$7]^[.$F40]" office:value-type="float" office:value="1755.59579556962" calcext:value-type="float">
            <text:p>1755.60</text:p>
          </table:table-cell>
          <table:table-cell table:formula="of:=[.$C$17]^[.$F40]" office:value-type="float" office:value="37567716.3088942" calcext:value-type="float">
            <text:p>37567716.31</text:p>
          </table:table-cell>
          <table:table-cell table:formula="of:=[.$H$1]/[.$H40]" office:value-type="float" office:value="57.1630074434836" calcext:value-type="float">
            <text:p>57.1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table:formula="of:=([.$D$8] + [.$D$7])^[.$N40]" office:value-type="float" office:value="4578684.65750105" calcext:value-type="float">
            <text:p>4578684.66</text:p>
          </table:table-cell>
          <table:table-cell table:formula="of:=([.$D$13] + [.$D$12])^[.$N40]" office:value-type="float" office:value="33023572767.6481" calcext:value-type="float">
            <text:p>33023572767.65</text:p>
          </table:table-cell>
          <table:table-cell table:style-name="ce21" table:formula="of:=[.$H$1]/[.$P40]" office:value-type="float" office:value="0.0650288102413864" calcext:value-type="float">
            <text:p>6.5029e-02</text:p>
          </table:table-cell>
          <table:table-cell table:style-name="ce20" table:formula="of:=[.$Q40]/10" office:value-type="float" office:value="0.00650288102413864" calcext:value-type="float">
            <text:p>6.5029e-03</text:p>
          </table:table-cell>
          <table:table-cell table:style-name="ce17" table:formula="of:=[.$R40] * ([.$D$8] + [.$D$7])^[.$N40]" office:value-type="float" office:value="29774.6415747783" calcext:value-type="float">
            <text:p>29774.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5" calcext:value-type="float">
            <text:p>3.5</text:p>
          </table:table-cell>
          <table:table-cell table:formula="of:=[.$C$7]^[.$F41]" office:value-type="float" office:value="2187" calcext:value-type="float">
            <text:p>2187.00</text:p>
          </table:table-cell>
          <table:table-cell table:formula="of:=[.$C$17]^[.$F41]" office:value-type="float" office:value="62748517" calcext:value-type="float">
            <text:p>62748517.00</text:p>
          </table:table-cell>
          <table:table-cell table:formula="of:=[.$H$1]/[.$H41]" office:value-type="float" office:value="34.2236557877535" calcext:value-type="float">
            <text:p>34.22</text:p>
          </table:table-cell>
          <table:table-cell table:number-columns-repeated="4"/>
          <table:table-cell table:style-name="ce16" office:value-type="float" office:value="3.5" calcext:value-type="float">
            <text:p>3.5</text:p>
          </table:table-cell>
          <table:table-cell table:formula="of:=([.$D$8] + [.$D$7])^[.$N41]" office:value-type="float" office:value="7188609.17950969" calcext:value-type="float">
            <text:p>7188609.18</text:p>
          </table:table-cell>
          <table:table-cell table:formula="of:=([.$D$13] + [.$D$12])^[.$N41]" office:value-type="float" office:value="67328855986.3334" calcext:value-type="float">
            <text:p>67328855986.33</text:p>
          </table:table-cell>
          <table:table-cell table:style-name="ce21" table:formula="of:=[.$H$1]/[.$P41]" office:value-type="float" office:value="0.0318954423855932" calcext:value-type="float">
            <text:p>3.1895e-02</text:p>
          </table:table-cell>
          <table:table-cell table:style-name="ce20" table:formula="of:=[.$Q41]/10" office:value-type="float" office:value="0.00318954423855932" calcext:value-type="float">
            <text:p>3.1895e-03</text:p>
          </table:table-cell>
          <table:table-cell table:style-name="ce17" table:formula="of:=[.$R41] * ([.$D$8] + [.$D$7])^[.$N41]" office:value-type="float" office:value="22928.3869917598" calcext:value-type="float">
            <text:p>22928.39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float" office:value="3.6" calcext:value-type="float">
            <text:p>3.6</text:p>
          </table:table-cell>
          <table:table-cell table:formula="of:=[.$C$7]^[.$F42]" office:value-type="float" office:value="2724.41356493914" calcext:value-type="float">
            <text:p>2724.41</text:p>
          </table:table-cell>
          <table:table-cell table:formula="of:=[.$C$17]^[.$F42]" office:value-type="float" office:value="104807445.662251" calcext:value-type="float">
            <text:p>104807445.66</text:p>
          </table:table-cell>
          <table:table-cell table:formula="of:=[.$H$1]/[.$H42]" office:value-type="float" office:value="20.4898004471973" calcext:value-type="float">
            <text:p>20.49</text:p>
          </table:table-cell>
          <table:table-cell table:style-name="ce1" office:value-type="string" calcext:value-type="string">
            <text:p>Avoid limit safely</text:p>
          </table:table-cell>
          <table:table-cell table:style-name="ce1" office:value-type="string" calcext:value-type="string">
            <text:p>Weight for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formula="of:=([.$D$8] + [.$D$7])^[.$N42]" office:value-type="float" office:value="11286233.0125907" calcext:value-type="float">
            <text:p>11286233.01</text:p>
          </table:table-cell>
          <table:table-cell table:formula="of:=([.$D$13] + [.$D$12])^[.$N42]" office:value-type="float" office:value="137270878603.099" calcext:value-type="float">
            <text:p>137270878603.10</text:p>
          </table:table-cell>
          <table:table-cell table:style-name="ce21" table:formula="of:=[.$H$1]/[.$P42]" office:value-type="float" office:value="0.0156441312888305" calcext:value-type="float">
            <text:p>1.5644e-02</text:p>
          </table:table-cell>
          <table:table-cell table:style-name="ce20" table:formula="of:=[.$Q42]/10" office:value-type="float" office:value="0.00156441312888305" calcext:value-type="float">
            <text:p>1.5644e-03</text:p>
          </table:table-cell>
          <table:table-cell table:style-name="ce17" table:formula="of:=[.$R42] * ([.$D$8] + [.$D$7])^[.$N42]" office:value-type="float" office:value="17656.3311005303" calcext:value-type="float">
            <text:p>17656.33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7" calcext:value-type="float">
            <text:p>3.7</text:p>
          </table:table-cell>
          <table:table-cell table:formula="of:=[.$C$7]^[.$F43]" office:value-type="float" office:value="3393.88627015289" calcext:value-type="float">
            <text:p>3393.89</text:p>
          </table:table-cell>
          <table:table-cell table:formula="of:=[.$C$17]^[.$F43]" office:value-type="float" office:value="175057534.287953" calcext:value-type="float">
            <text:p>175057534.29</text:p>
          </table:table-cell>
          <table:table-cell table:formula="of:=[.$H$1]/[.$H43]" office:value-type="float" office:value="12.2673020372125" calcext:value-type="float">
            <text:p>12.27</text:p>
          </table:table-cell>
          <table:table-cell table:style-name="ce1" office:value-type="string" calcext:value-type="string">
            <text:p>and divide by 10</text:p>
          </table:table-cell>
          <table:table-cell table:style-name="ce1" office:value-type="string" calcext:value-type="string">
            <text:p>p_min = 2</text:p>
          </table:table-cell>
          <table:table-cell table:number-columns-repeated="2"/>
          <table:table-cell table:style-name="ce16" office:value-type="float" office:value="3.7" calcext:value-type="float">
            <text:p>3.7</text:p>
          </table:table-cell>
          <table:table-cell table:formula="of:=([.$D$8] + [.$D$7])^[.$N43]" office:value-type="float" office:value="17719568.8948528" calcext:value-type="float">
            <text:p>17719568.89</text:p>
          </table:table-cell>
          <table:table-cell table:formula="of:=([.$D$13] + [.$D$12])^[.$N43]" office:value-type="float" office:value="279869512654.301" calcext:value-type="float">
            <text:p>279869512654.30</text:p>
          </table:table-cell>
          <table:table-cell table:style-name="ce21" table:formula="of:=[.$H$1]/[.$P43]" office:value-type="float" office:value="0.00767316034759599" calcext:value-type="float">
            <text:p>7.6732e-03</text:p>
          </table:table-cell>
          <table:table-cell table:style-name="ce20" table:formula="of:=[.$Q43]/10" office:value-type="float" office:value="0.000767316034759599" calcext:value-type="float">
            <text:p>7.6732e-04</text:p>
          </table:table-cell>
          <table:table-cell table:style-name="ce17" table:formula="of:=[.$R43] * ([.$D$8] + [.$D$7])^[.$N43]" office:value-type="float" office:value="13596.509342048" calcext:value-type="float">
            <text:p>13596.51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float" office:value="3.8" calcext:value-type="float">
            <text:p>3.8</text:p>
          </table:table-cell>
          <table:table-cell table:formula="of:=[.$C$7]^[.$F44]" office:value-type="float" office:value="4227.86913226576" calcext:value-type="float">
            <text:p>4227.87</text:p>
          </table:table-cell>
          <table:table-cell table:formula="of:=[.$C$17]^[.$F44]" office:value-type="float" office:value="292394687.394002" calcext:value-type="float">
            <text:p>292394687.39</text:p>
          </table:table-cell>
          <table:table-cell table:style-name="ce19" table:formula="of:=[.$H$1]/[.$H44]" office:value-type="float" office:value="7.34446875946917" calcext:value-type="float">
            <text:p>7.34</text:p>
          </table:table-cell>
          <table:table-cell table:style-name="ce20" table:formula="of:=[.$I44]/10" office:value-type="float" office:value="0.734446875946917" calcext:value-type="float">
            <text:p>7.3445e-01</text:p>
          </table:table-cell>
          <table:table-cell table:style-name="ce17" table:formula="of:=[.$J44] * [.$C$7]^[.$F44]" office:value-type="float" office:value="3105.14527610499" calcext:value-type="float">
            <text:p>3105.15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formula="of:=([.$D$8] + [.$D$7])^[.$N44]" office:value-type="float" office:value="27820010.580072" calcext:value-type="float">
            <text:p>27820010.58</text:p>
          </table:table-cell>
          <table:table-cell table:formula="of:=([.$D$13] + [.$D$12])^[.$N44]" office:value-type="float" office:value="570601316975.817" calcext:value-type="float">
            <text:p>570601316975.82</text:p>
          </table:table-cell>
          <table:table-cell table:style-name="ce21" table:formula="of:=[.$H$1]/[.$P44]" office:value-type="float" office:value="0.00376354484840948" calcext:value-type="float">
            <text:p>3.7635e-03</text:p>
          </table:table-cell>
          <table:table-cell table:style-name="ce20" table:formula="of:=[.$Q44]/10" office:value-type="float" office:value="0.000376354484840948" calcext:value-type="float">
            <text:p>3.7635e-04</text:p>
          </table:table-cell>
          <table:table-cell table:style-name="ce17" table:formula="of:=[.$R44] * ([.$D$8] + [.$D$7])^[.$N44]" office:value-type="float" office:value="10470.1857501327" calcext:value-type="float">
            <text:p>10470.19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9" calcext:value-type="float">
            <text:p>3.9</text:p>
          </table:table-cell>
          <table:table-cell table:formula="of:=[.$C$7]^[.$F45]" office:value-type="float" office:value="5266.78738670887" calcext:value-type="float">
            <text:p>5266.79</text:p>
          </table:table-cell>
          <table:table-cell table:formula="of:=[.$C$17]^[.$F45]" office:value-type="float" office:value="488380312.015625" calcext:value-type="float">
            <text:p>488380312.02</text:p>
          </table:table-cell>
          <table:table-cell table:style-name="ce19" table:formula="of:=[.$H$1]/[.$H45]" office:value-type="float" office:value="4.39715441872951" calcext:value-type="float">
            <text:p>4.40</text:p>
          </table:table-cell>
          <table:table-cell table:style-name="ce20" table:formula="of:=[.$I45]/10" office:value-type="float" office:value="0.439715441872951" calcext:value-type="float">
            <text:p>4.3972e-01</text:p>
          </table:table-cell>
          <table:table-cell table:style-name="ce17" table:formula="of:=[.$J45] * [.$C$7]^[.$F45]" office:value-type="float" office:value="2315.88774299758" calcext:value-type="float">
            <text:p>2315.89</text:p>
          </table:table-cell>
          <table:table-cell table:number-columns-repeated="2"/>
          <table:table-cell table:style-name="ce16" office:value-type="float" office:value="3.9" calcext:value-type="float">
            <text:p>3.9</text:p>
          </table:table-cell>
          <table:table-cell table:formula="of:=([.$D$8] + [.$D$7])^[.$N45]" office:value-type="float" office:value="43677867.8571657" calcext:value-type="float">
            <text:p>43677867.86</text:p>
          </table:table-cell>
          <table:table-cell table:formula="of:=([.$D$13] + [.$D$12])^[.$N45]" office:value-type="float" office:value="1163348804400.52" calcext:value-type="float">
            <text:p>1163348804400.52</text:p>
          </table:table-cell>
          <table:table-cell table:style-name="ce21" table:formula="of:=[.$H$1]/[.$P45]" office:value-type="float" office:value="0.00184594993253688" calcext:value-type="float">
            <text:p>1.8459e-03</text:p>
          </table:table-cell>
          <table:table-cell table:style-name="ce20" table:formula="of:=[.$Q45]/10" office:value-type="float" office:value="0.000184594993253688" calcext:value-type="float">
            <text:p>1.8459e-04</text:p>
          </table:table-cell>
          <table:table-cell table:style-name="ce17" table:formula="of:=[.$R45] * ([.$D$8] + [.$D$7])^[.$N45]" office:value-type="float" office:value="8062.71572242897" calcext:value-type="float">
            <text:p>8062.72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float" office:value="4" calcext:value-type="float">
            <text:p>4.0</text:p>
          </table:table-cell>
          <table:table-cell table:formula="of:=[.$C$7]^[.$F46]" office:value-type="float" office:value="6561" calcext:value-type="float">
            <text:p>6561.00</text:p>
          </table:table-cell>
          <table:table-cell table:formula="of:=[.$C$17]^[.$F46]" office:value-type="float" office:value="815730721" calcext:value-type="float">
            <text:p>815730721.00</text:p>
          </table:table-cell>
          <table:table-cell table:style-name="ce19" table:formula="of:=[.$H$1]/[.$H46]" office:value-type="float" office:value="2.63258890675027" calcext:value-type="float">
            <text:p>2.63</text:p>
          </table:table-cell>
          <table:table-cell table:style-name="ce20" table:formula="of:=[.$I46]/10" office:value-type="float" office:value="0.263258890675027" calcext:value-type="float">
            <text:p>2.6326e-01</text:p>
          </table:table-cell>
          <table:table-cell table:style-name="ce17" table:formula="of:=[.$J46] * [.$C$7]^[.$F46]" office:value-type="float" office:value="1727.24158171885" calcext:value-type="float">
            <text:p>1727.24</text:p>
          </table:table-cell>
          <table:table-cell table:number-columns-repeated="2"/>
          <table:table-cell table:style-name="ce16" office:value-type="float" office:value="4" calcext:value-type="float">
            <text:p>4.0</text:p>
          </table:table-cell>
          <table:table-cell table:formula="of:=([.$D$8] + [.$D$7])^[.$N46]" office:value-type="float" office:value="68574961" calcext:value-type="float">
            <text:p>68574961.00</text:p>
          </table:table-cell>
          <table:table-cell table:formula="of:=([.$D$13] + [.$D$12])^[.$N46]" office:value-type="float" office:value="2371849486561" calcext:value-type="float">
            <text:p>2371849486561.00</text:p>
          </table:table-cell>
          <table:table-cell table:style-name="ce21" table:formula="of:=[.$H$1]/[.$P46]" office:value-type="float" office:value="0.000905404689111908" calcext:value-type="float">
            <text:p>9.0540e-04</text:p>
          </table:table-cell>
          <table:table-cell table:style-name="ce20" table:formula="of:=[.$Q46]/10" office:value-type="float" office:value="0.0000905404689111908" calcext:value-type="float">
            <text:p>9.0540e-05</text:p>
          </table:table-cell>
          <table:table-cell table:style-name="ce17" table:formula="of:=[.$R46] * ([.$D$8] + [.$D$7])^[.$N46]" office:value-type="float" office:value="6208.80912450662" calcext:value-type="float">
            <text:p>6208.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scientific-number number:decimal-places="4" number:min-decimal-places="4" number:min-integer-digits="1" number:min-exponent-digits="2" number:exponent-interval="1" number:forced-exponent-sign="true" loext:exponent-lowercase="true"/>
    </number:number-style>
    <number:number-style style:name="N14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6">
      <number:scientific-number number:decimal-places="0" number:min-decimal-places="0" number:min-integer-digits="1" number:min-exponent-digits="2" number:exponent-interval="1" number:forced-exponent-sign="true" loext:exponent-lowercase="true"/>
    </number:number-style>
    <number:number-style style:name="N147">
      <number:scientific-number number:decimal-places="2" number:min-decimal-places="2" number:min-integer-digits="1" number:min-exponent-digits="2" number:exponent-interval="1" number:forced-exponent-sign="true" loext:exponent-lowercase="true"/>
    </number:number-style>
    <number:number-style style:name="N148">
      <number:scientific-number number:decimal-places="1" number:min-decimal-places="1" number:min-integer-digits="1" number:min-exponent-digits="2" number:exponent-interval="1" number:forced-exponent-sign="true" loext:exponent-lowercase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23:27:02.501494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3:06:02.524911972</meta:creation-date>
    <dc:date>2024-09-29T00:23:23.584897645</dc:date>
    <meta:editing-duration>PT1H28M26S</meta:editing-duration>
    <meta:editing-cycles>33</meta:editing-cycles>
    <meta:generator>LibreOffice/24.8.2.1$Linux_X86_64 LibreOffice_project/480$Build-1</meta:generator>
    <meta:document-statistic meta:table-count="1" meta:cell-count="526" meta:object-count="0"/>
  </office:meta>
</office:document-meta>
</file>